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1ff4f1d" officeooo:paragraph-rsid="11ff4f1d" style:font-style-asian="normal" style:font-style-complex="normal"/>
    </style:style>
    <style:style style:name="P2" style:family="paragraph" style:parent-style-name="Text_20_body">
      <style:text-properties fo:font-style="normal" officeooo:rsid="13293b38" officeooo:paragraph-rsid="13293b38" style:font-style-asian="normal" style:font-style-complex="normal"/>
    </style:style>
    <style:style style:name="P3" style:family="paragraph" style:parent-style-name="Text_20_body">
      <style:text-properties fo:font-style="normal" officeooo:rsid="1357b463" officeooo:paragraph-rsid="1357b463" style:font-style-asian="normal" style:font-style-complex="normal"/>
    </style:style>
    <style:style style:name="P4" style:family="paragraph" style:parent-style-name="Text_20_body">
      <style:text-properties fo:font-style="normal" officeooo:rsid="135e8594" officeooo:paragraph-rsid="135e8594" style:font-style-asian="normal" style:font-style-complex="normal"/>
    </style:style>
    <style:style style:name="P5" style:family="paragraph" style:parent-style-name="Text_20_body">
      <style:text-properties fo:font-style="normal" officeooo:rsid="13acb4f4" officeooo:paragraph-rsid="13746450" style:font-style-asian="normal" style:font-style-complex="normal"/>
    </style:style>
    <style:style style:name="P6" style:family="paragraph" style:parent-style-name="Text_20_body">
      <style:text-properties officeooo:rsid="1215a39f" officeooo:paragraph-rsid="1215a39f"/>
    </style:style>
    <style:style style:name="P7" style:family="paragraph" style:parent-style-name="Text_20_body">
      <style:text-properties officeooo:rsid="12208f30" officeooo:paragraph-rsid="12208f30"/>
    </style:style>
    <style:style style:name="P8" style:family="paragraph" style:parent-style-name="Text_20_body">
      <style:text-properties fo:language="cs" fo:country="CZ" officeooo:rsid="120ad196" officeooo:paragraph-rsid="128a63c3"/>
    </style:style>
    <style:style style:name="P9" style:family="paragraph" style:parent-style-name="Text_20_body">
      <style:text-properties fo:language="cs" fo:country="CZ" officeooo:rsid="128c433e" officeooo:paragraph-rsid="128a63c3"/>
    </style:style>
    <style:style style:name="P10" style:family="paragraph" style:parent-style-name="Text_20_body">
      <style:text-properties fo:language="cs" fo:country="CZ" officeooo:rsid="128c433e" officeooo:paragraph-rsid="128c433e"/>
    </style:style>
    <style:style style:name="P11" style:family="paragraph" style:parent-style-name="Text_20_body">
      <style:text-properties fo:language="cs" fo:country="CZ" officeooo:rsid="1292f473" officeooo:paragraph-rsid="12ba21a8"/>
    </style:style>
    <style:style style:name="P12" style:family="paragraph" style:parent-style-name="Text_20_body">
      <style:text-properties fo:language="cs" fo:country="CZ" officeooo:rsid="12933252" officeooo:paragraph-rsid="12ba21a8"/>
    </style:style>
    <style:style style:name="P13" style:family="paragraph" style:parent-style-name="Text_20_body">
      <style:text-properties officeooo:rsid="1284e9ba" officeooo:paragraph-rsid="1284e9ba"/>
    </style:style>
    <style:style style:name="P14" style:family="paragraph" style:parent-style-name="Text_20_body">
      <style:text-properties officeooo:rsid="1285b3e2" officeooo:paragraph-rsid="1285b3e2"/>
    </style:style>
    <style:style style:name="P15" style:family="paragraph" style:parent-style-name="Text_20_body">
      <style:text-properties officeooo:rsid="12867779" officeooo:paragraph-rsid="12867779"/>
    </style:style>
    <style:style style:name="P16" style:family="paragraph" style:parent-style-name="Text_20_body">
      <style:text-properties officeooo:rsid="1286f93b" officeooo:paragraph-rsid="1286f93b"/>
    </style:style>
    <style:style style:name="P17" style:family="paragraph" style:parent-style-name="Text_20_body">
      <style:text-properties officeooo:rsid="128e0816" officeooo:paragraph-rsid="128e0816"/>
    </style:style>
    <style:style style:name="P18" style:family="paragraph" style:parent-style-name="Text_20_body">
      <style:text-properties officeooo:rsid="12acd929" officeooo:paragraph-rsid="12acd929"/>
    </style:style>
    <style:style style:name="P19" style:family="paragraph" style:parent-style-name="Text_20_body">
      <style:text-properties officeooo:rsid="1273419a" officeooo:paragraph-rsid="130c660b"/>
    </style:style>
    <style:style style:name="P20" style:family="paragraph" style:parent-style-name="Text_20_body">
      <style:text-properties officeooo:rsid="12017927" officeooo:paragraph-rsid="12ba21a8"/>
    </style:style>
    <style:style style:name="P21" style:family="paragraph" style:parent-style-name="Text_20_body">
      <style:text-properties officeooo:rsid="0fbf7bba" officeooo:paragraph-rsid="12ba21a8"/>
    </style:style>
    <style:style style:name="P22" style:family="paragraph" style:parent-style-name="Text_20_body">
      <style:text-properties officeooo:rsid="127f73eb" officeooo:paragraph-rsid="12ba21a8"/>
    </style:style>
    <style:style style:name="P23" style:family="paragraph" style:parent-style-name="Text_20_body">
      <style:text-properties officeooo:rsid="1252458f" officeooo:paragraph-rsid="1252458f"/>
    </style:style>
    <style:style style:name="P24" style:family="paragraph" style:parent-style-name="Text_20_body">
      <style:text-properties officeooo:rsid="12bd1159" officeooo:paragraph-rsid="12bd1159"/>
    </style:style>
    <style:style style:name="P25" style:family="paragraph" style:parent-style-name="Text_20_body">
      <style:text-properties officeooo:rsid="12be790c" officeooo:paragraph-rsid="12de2927"/>
    </style:style>
    <style:style style:name="P26" style:family="paragraph" style:parent-style-name="Text_20_body">
      <style:text-properties officeooo:rsid="12e297bb" officeooo:paragraph-rsid="12f86640"/>
    </style:style>
    <style:style style:name="P27" style:family="paragraph" style:parent-style-name="Text_20_body">
      <style:text-properties officeooo:rsid="12e532c1" officeooo:paragraph-rsid="12f86640"/>
    </style:style>
    <style:style style:name="P28" style:family="paragraph" style:parent-style-name="Text_20_body">
      <style:text-properties officeooo:rsid="12ed5acd" officeooo:paragraph-rsid="12ed5acd"/>
    </style:style>
    <style:style style:name="P29" style:family="paragraph" style:parent-style-name="Text_20_body">
      <style:text-properties officeooo:rsid="1204a289" officeooo:paragraph-rsid="12edea65"/>
    </style:style>
    <style:style style:name="P30" style:family="paragraph" style:parent-style-name="Text_20_body">
      <style:text-properties officeooo:rsid="1204a289" officeooo:paragraph-rsid="12ef55c6"/>
    </style:style>
    <style:style style:name="P31" style:family="paragraph" style:parent-style-name="Text_20_body">
      <style:text-properties officeooo:rsid="120966f5" officeooo:paragraph-rsid="12edea65"/>
    </style:style>
    <style:style style:name="P32" style:family="paragraph" style:parent-style-name="Text_20_body">
      <style:text-properties officeooo:rsid="12f008a8" officeooo:paragraph-rsid="12f008a8"/>
    </style:style>
    <style:style style:name="P33" style:family="paragraph" style:parent-style-name="Text_20_body">
      <style:text-properties officeooo:rsid="12f94dac" officeooo:paragraph-rsid="12f94dac"/>
    </style:style>
    <style:style style:name="P34" style:family="paragraph" style:parent-style-name="Text_20_body">
      <style:text-properties officeooo:rsid="13079475" officeooo:paragraph-rsid="13079475"/>
    </style:style>
    <style:style style:name="P35" style:family="paragraph" style:parent-style-name="Text_20_body">
      <style:text-properties officeooo:rsid="1309c173" officeooo:paragraph-rsid="1320ec7f"/>
    </style:style>
    <style:style style:name="P36" style:family="paragraph" style:parent-style-name="Text_20_body">
      <style:text-properties officeooo:rsid="13115300" officeooo:paragraph-rsid="13115300"/>
    </style:style>
    <style:style style:name="P37" style:family="paragraph" style:parent-style-name="Text_20_body">
      <style:text-properties officeooo:rsid="1317a57d" officeooo:paragraph-rsid="1317a57d"/>
    </style:style>
    <style:style style:name="P38" style:family="paragraph" style:parent-style-name="Text_20_body">
      <style:text-properties officeooo:rsid="12df198a" officeooo:paragraph-rsid="12e12c35"/>
    </style:style>
    <style:style style:name="P39" style:family="paragraph" style:parent-style-name="Text_20_body">
      <style:text-properties officeooo:rsid="1205f374" officeooo:paragraph-rsid="12ef55c6"/>
    </style:style>
    <style:style style:name="P40" style:family="paragraph" style:parent-style-name="Text_20_body">
      <style:text-properties fo:font-style="italic" officeooo:rsid="133cd7d1" officeooo:paragraph-rsid="133cd7d1" style:font-style-asian="italic" style:font-style-complex="italic"/>
    </style:style>
    <style:style style:name="P41" style:family="paragraph" style:parent-style-name="Text_20_body">
      <style:text-properties fo:font-style="italic" officeooo:rsid="13652b65" officeooo:paragraph-rsid="13652b65" style:font-style-asian="italic" style:font-style-complex="italic"/>
    </style:style>
    <style:style style:name="P42" style:family="paragraph" style:parent-style-name="Text_20_body">
      <style:text-properties fo:font-style="italic" officeooo:rsid="1369ea01" officeooo:paragraph-rsid="1369ea01" style:font-style-asian="italic" style:font-style-complex="italic"/>
    </style:style>
    <style:style style:name="P43" style:family="paragraph" style:parent-style-name="Text_20_body">
      <style:text-properties fo:font-style="italic" officeooo:rsid="136e8e76" officeooo:paragraph-rsid="136e8e76" style:font-style-asian="italic" style:font-style-complex="italic"/>
    </style:style>
    <style:style style:name="P44" style:family="paragraph" style:parent-style-name="Text_20_body">
      <style:text-properties fo:font-style="italic" officeooo:rsid="13793354" officeooo:paragraph-rsid="13793354" style:font-style-asian="italic" style:font-style-complex="italic"/>
    </style:style>
    <style:style style:name="P45" style:family="paragraph" style:parent-style-name="Text_20_body">
      <style:text-properties fo:font-style="italic" officeooo:rsid="1330a5b7" officeooo:paragraph-rsid="13947e37" style:font-style-asian="italic" style:font-style-complex="italic"/>
    </style:style>
    <style:style style:name="P46" style:family="paragraph" style:parent-style-name="Text_20_body">
      <style:text-properties fo:font-style="italic" officeooo:rsid="1385591b" officeooo:paragraph-rsid="13947e37" style:font-style-asian="italic" style:font-style-complex="italic"/>
    </style:style>
    <style:style style:name="P47" style:family="paragraph" style:parent-style-name="Text_20_body">
      <style:text-properties fo:font-style="italic" officeooo:rsid="1385591b" officeooo:paragraph-rsid="13952307" style:font-style-asian="italic" style:font-style-complex="italic"/>
    </style:style>
    <style:style style:name="P48" style:family="paragraph" style:parent-style-name="Text_20_body">
      <style:text-properties fo:font-style="italic" officeooo:rsid="136c9d2e" officeooo:paragraph-rsid="136c9d2e" style:font-style-asian="italic" style:font-style-complex="italic"/>
    </style:style>
    <style:style style:name="P49" style:family="paragraph" style:parent-style-name="Text_20_body">
      <style:text-properties fo:font-style="italic" officeooo:rsid="137e9b5b" officeooo:paragraph-rsid="137e9b5b" style:font-style-asian="italic" style:font-style-complex="italic"/>
    </style:style>
    <style:style style:name="P50" style:family="paragraph" style:parent-style-name="Text_20_body">
      <style:text-properties fo:font-style="italic" officeooo:rsid="13629020" officeooo:paragraph-rsid="13ced987" style:font-style-asian="italic" style:font-style-complex="italic"/>
    </style:style>
    <style:style style:name="P51" style:family="paragraph" style:parent-style-name="Text_20_body">
      <style:text-properties fo:font-style="italic" officeooo:rsid="13f7cc7f" officeooo:paragraph-rsid="13f7cc7f" style:font-style-asian="italic" style:font-style-complex="italic"/>
    </style:style>
    <style:style style:name="P52" style:family="paragraph" style:parent-style-name="Text_20_body">
      <style:text-properties officeooo:rsid="13479af4" officeooo:paragraph-rsid="13479af4"/>
    </style:style>
    <style:style style:name="P53" style:family="paragraph" style:parent-style-name="Text_20_body">
      <style:text-properties officeooo:rsid="134c2f67" officeooo:paragraph-rsid="134c2f67"/>
    </style:style>
    <style:style style:name="P54" style:family="paragraph" style:parent-style-name="Text_20_body">
      <style:text-properties officeooo:rsid="1353cdbd" officeooo:paragraph-rsid="1353cdbd"/>
    </style:style>
    <style:style style:name="P55" style:family="paragraph" style:parent-style-name="Text_20_body">
      <style:text-properties officeooo:rsid="13762611" officeooo:paragraph-rsid="13762611"/>
    </style:style>
    <style:style style:name="P56" style:family="paragraph" style:parent-style-name="Text_20_body">
      <style:text-properties officeooo:rsid="13793354" officeooo:paragraph-rsid="13793354"/>
    </style:style>
    <style:style style:name="P57" style:family="paragraph" style:parent-style-name="Text_20_body">
      <style:text-properties officeooo:rsid="137ada5c" officeooo:paragraph-rsid="137ada5c"/>
    </style:style>
    <style:style style:name="P58" style:family="paragraph" style:parent-style-name="Text_20_body">
      <style:text-properties officeooo:rsid="130620e1" officeooo:paragraph-rsid="130620e1"/>
    </style:style>
    <style:style style:name="P59" style:family="paragraph" style:parent-style-name="Text_20_body">
      <style:text-properties officeooo:rsid="129b8b62" officeooo:paragraph-rsid="13fa86e0"/>
    </style:style>
    <style:style style:name="P60" style:family="paragraph" style:parent-style-name="Text_20_body">
      <style:text-properties officeooo:rsid="13b158d0" officeooo:paragraph-rsid="13d0b0ce"/>
    </style:style>
    <style:style style:name="P61" style:family="paragraph" style:parent-style-name="Text_20_body">
      <style:text-properties officeooo:rsid="13bb01cb" officeooo:paragraph-rsid="13d0b0ce"/>
    </style:style>
    <style:style style:name="P62" style:family="paragraph" style:parent-style-name="Text_20_body">
      <style:text-properties officeooo:rsid="13bc2d66" officeooo:paragraph-rsid="13d0b0ce"/>
    </style:style>
    <style:style style:name="P63" style:family="paragraph" style:parent-style-name="Text_20_body">
      <style:text-properties officeooo:rsid="131a6167" officeooo:paragraph-rsid="13ced987"/>
    </style:style>
    <style:style style:name="P64" style:family="paragraph" style:parent-style-name="Text_20_body">
      <style:text-properties officeooo:paragraph-rsid="13ced987"/>
    </style:style>
    <style:style style:name="P65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399d5b7" style:font-style-asian="normal" style:font-style-complex="normal"/>
    </style:style>
    <style:style style:name="P6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97008d" style:font-style-asian="italic" style:font-style-complex="italic"/>
    </style:style>
    <style:style style:name="P6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aaa2c7" style:font-style-asian="italic" style:font-style-complex="italic"/>
    </style:style>
    <style:style style:name="P68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360ae54" style:font-style-asian="normal" style:font-style-complex="normal"/>
    </style:style>
    <style:style style:name="P69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397008d" style:font-style-asian="normal" style:font-style-complex="normal"/>
    </style:style>
    <style:style style:name="P70" style:family="paragraph" style:parent-style-name="Heading_20_3">
      <style:text-properties officeooo:rsid="137c1c96" officeooo:paragraph-rsid="137c1c96"/>
    </style:style>
    <style:style style:name="P71" style:family="paragraph" style:parent-style-name="Heading_20_3">
      <style:text-properties officeooo:paragraph-rsid="13d0b0ce"/>
    </style:style>
    <style:style style:name="P72" style:family="paragraph" style:parent-style-name="Heading_20_3">
      <style:text-properties officeooo:rsid="12e6f732" officeooo:paragraph-rsid="12f86640"/>
    </style:style>
    <style:style style:name="P73" style:family="paragraph" style:parent-style-name="Heading_20_2">
      <style:text-properties officeooo:rsid="14133ec8" officeooo:paragraph-rsid="14133ec8"/>
    </style:style>
    <style:style style:name="P74" style:family="paragraph" style:parent-style-name="Heading_20_2">
      <style:text-properties officeooo:paragraph-rsid="13ced987"/>
    </style:style>
    <style:style style:name="P75" style:family="paragraph" style:parent-style-name="Heading_20_2">
      <style:text-properties officeooo:rsid="13ad953f" officeooo:paragraph-rsid="13d0b0ce"/>
    </style:style>
    <style:style style:name="P76" style:family="paragraph" style:parent-style-name="Heading_20_2">
      <style:text-properties officeooo:rsid="13ea1e7d" officeooo:paragraph-rsid="140f1eb2"/>
    </style:style>
    <style:style style:name="P77" style:family="paragraph" style:parent-style-name="Heading_20_2" style:master-page-name="Standard">
      <style:paragraph-properties style:page-number="auto"/>
      <style:text-properties officeooo:rsid="142dd805" officeooo:paragraph-rsid="142dd805"/>
    </style:style>
    <style:style style:name="P78" style:family="paragraph" style:parent-style-name="Heading_20_5">
      <style:text-properties officeooo:paragraph-rsid="13d0b0ce"/>
    </style:style>
    <style:style style:name="P79" style:family="paragraph" style:parent-style-name="Heading_20_4">
      <style:text-properties officeooo:paragraph-rsid="12edea65"/>
    </style:style>
    <style:style style:name="P80" style:family="paragraph" style:parent-style-name="Heading_20_4">
      <style:text-properties officeooo:rsid="12143970" officeooo:paragraph-rsid="12de1fce"/>
    </style:style>
    <style:style style:name="P81" style:family="paragraph" style:parent-style-name="Heading_20_4">
      <style:text-properties officeooo:rsid="12f7e29d" officeooo:paragraph-rsid="12d1cb47"/>
    </style:style>
    <style:style style:name="P82" style:family="paragraph" style:parent-style-name="Heading_20_4">
      <style:text-properties officeooo:rsid="12e507a8" officeooo:paragraph-rsid="12f86640"/>
    </style:style>
    <style:style style:name="P83" style:family="paragraph" style:parent-style-name="Heading_20_4">
      <style:text-properties officeooo:paragraph-rsid="12ba21a8"/>
    </style:style>
    <style:style style:name="P84" style:family="paragraph" style:parent-style-name="Text_20_body" style:list-style-name="L1">
      <style:text-properties officeooo:rsid="13ea1e7d" officeooo:paragraph-rsid="142b4b9a"/>
    </style:style>
    <style:style style:name="P85" style:family="paragraph" style:parent-style-name="Text_20_body" style:list-style-name="L1">
      <style:text-properties officeooo:rsid="13ea1e7d" officeooo:paragraph-rsid="13ea1e7d"/>
    </style:style>
    <style:style style:name="P86" style:family="paragraph" style:parent-style-name="Text_20_body" style:list-style-name="L1">
      <style:text-properties officeooo:rsid="141283f8" officeooo:paragraph-rsid="141283f8"/>
    </style:style>
    <style:style style:name="P87" style:family="paragraph" style:parent-style-name="Text_20_body" style:list-style-name="L1">
      <style:text-properties officeooo:rsid="13f0e12e" officeooo:paragraph-rsid="13f0e12e"/>
    </style:style>
    <style:style style:name="P88" style:family="paragraph" style:parent-style-name="Text_20_body" style:list-style-name="L2">
      <style:text-properties officeooo:rsid="14133ec8" officeooo:paragraph-rsid="14133ec8"/>
    </style:style>
    <style:style style:name="P89" style:family="paragraph" style:parent-style-name="Text_20_body" style:list-style-name="L2">
      <style:text-properties officeooo:rsid="14133ec8" officeooo:paragraph-rsid="141bd621"/>
    </style:style>
    <style:style style:name="P90" style:family="paragraph" style:parent-style-name="Text_20_body" style:list-style-name="L2">
      <style:text-properties officeooo:rsid="141bd621" officeooo:paragraph-rsid="141bd621"/>
    </style:style>
    <style:style style:name="P91" style:family="paragraph" style:parent-style-name="Text_20_body" style:list-style-name="L2">
      <style:text-properties officeooo:rsid="141ea3a4" officeooo:paragraph-rsid="141ea3a4"/>
    </style:style>
    <style:style style:name="P92" style:family="paragraph" style:parent-style-name="Text_20_body" style:list-style-name="L2">
      <style:text-properties officeooo:rsid="1414177c" officeooo:paragraph-rsid="1414177c"/>
    </style:style>
    <style:style style:name="P93" style:family="paragraph" style:parent-style-name="Text_20_body" style:list-style-name="L2">
      <style:text-properties officeooo:rsid="14151bd6" officeooo:paragraph-rsid="141d9f06"/>
    </style:style>
    <style:style style:name="P94" style:family="paragraph" style:parent-style-name="Text_20_body" style:list-style-name="L2">
      <style:text-properties officeooo:rsid="1415ba33" officeooo:paragraph-rsid="1415ba33"/>
    </style:style>
    <style:style style:name="P95" style:family="paragraph" style:parent-style-name="Text_20_body" style:list-style-name="L3">
      <style:text-properties fo:font-style="normal" officeooo:rsid="13718a2c" officeooo:paragraph-rsid="13718a2c" style:font-style-asian="normal" style:font-style-complex="normal"/>
    </style:style>
    <style:style style:name="P96" style:family="paragraph" style:parent-style-name="Text_20_body" style:list-style-name="L7">
      <style:text-properties fo:font-style="normal" officeooo:rsid="13746450" officeooo:paragraph-rsid="13746450" style:font-style-asian="normal" style:font-style-complex="normal"/>
    </style:style>
    <style:style style:name="P97" style:family="paragraph" style:parent-style-name="Text_20_body" style:list-style-name="L8">
      <style:text-properties fo:font-style="normal" officeooo:rsid="132529fa" officeooo:paragraph-rsid="13954453" style:font-style-asian="normal" style:font-style-complex="normal"/>
    </style:style>
    <style:style style:name="P98" style:family="paragraph" style:parent-style-name="Text_20_body" style:list-style-name="L10">
      <style:text-properties fo:font-style="normal" officeooo:rsid="131ed09e" officeooo:paragraph-rsid="131ed09e" style:font-style-asian="normal" style:font-style-complex="normal"/>
    </style:style>
    <style:style style:name="P99" style:family="paragraph" style:parent-style-name="Text_20_body" style:list-style-name="L10">
      <style:text-properties fo:font-style="normal" officeooo:rsid="1338cf47" officeooo:paragraph-rsid="1338cf47" style:font-style-asian="normal" style:font-style-complex="normal"/>
    </style:style>
    <style:style style:name="P100" style:family="paragraph" style:parent-style-name="Text_20_body" style:list-style-name="L11">
      <style:text-properties fo:font-style="normal" officeooo:rsid="130b426a" officeooo:paragraph-rsid="1320ec7f" style:font-style-asian="normal" style:font-style-complex="normal"/>
    </style:style>
    <style:style style:name="P101" style:family="paragraph" style:parent-style-name="Text_20_body" style:list-style-name="L20">
      <style:text-properties fo:font-style="normal" officeooo:rsid="11f883a3" officeooo:paragraph-rsid="1302a839" style:font-style-asian="normal" style:font-style-complex="normal"/>
    </style:style>
    <style:style style:name="P102" style:family="paragraph" style:parent-style-name="Text_20_body" style:list-style-name="L4">
      <style:text-properties officeooo:rsid="13652b65" officeooo:paragraph-rsid="13652b65"/>
    </style:style>
    <style:style style:name="P103" style:family="paragraph" style:parent-style-name="Text_20_body" style:list-style-name="L5">
      <style:text-properties fo:font-style="italic" officeooo:rsid="136c9d2e" officeooo:paragraph-rsid="136c9d2e" style:font-style-asian="italic" style:font-style-complex="italic"/>
    </style:style>
    <style:style style:name="P104" style:family="paragraph" style:parent-style-name="Text_20_body" style:list-style-name="L6">
      <style:text-properties fo:font-style="italic" officeooo:rsid="1369ea01" officeooo:paragraph-rsid="1369ea01" style:font-style-asian="italic" style:font-style-complex="italic"/>
    </style:style>
    <style:style style:name="P105" style:family="paragraph" style:parent-style-name="Text_20_body" style:list-style-name="L8">
      <style:text-properties fo:font-style="italic" officeooo:rsid="13952307" officeooo:paragraph-rsid="13952307" style:font-style-asian="italic" style:font-style-complex="italic"/>
    </style:style>
    <style:style style:name="P106" style:family="paragraph" style:parent-style-name="Text_20_body" style:list-style-name="L12">
      <style:text-properties fo:font-style="italic" officeooo:rsid="13562d11" officeooo:paragraph-rsid="13562d11" style:font-style-asian="italic" style:font-style-complex="italic"/>
    </style:style>
    <style:style style:name="P107" style:family="paragraph" style:parent-style-name="Text_20_body" style:list-style-name="L12">
      <style:text-properties fo:font-style="italic" officeooo:rsid="13f8c883" officeooo:paragraph-rsid="13f8c883" style:font-style-asian="italic" style:font-style-complex="italic"/>
    </style:style>
    <style:style style:name="P108" style:family="paragraph" style:parent-style-name="Text_20_body" style:list-style-name="L34">
      <style:text-properties fo:font-style="italic" officeooo:rsid="12bd280a" officeooo:paragraph-rsid="12bdefed" style:font-style-asian="italic" style:font-style-complex="italic"/>
    </style:style>
    <style:style style:name="P109" style:family="paragraph" style:parent-style-name="Text_20_body" style:list-style-name="L34">
      <style:text-properties fo:font-style="italic" officeooo:rsid="12ca63e1" officeooo:paragraph-rsid="12d983c0" style:font-style-asian="italic" style:font-style-complex="italic"/>
    </style:style>
    <style:style style:name="P110" style:family="paragraph" style:parent-style-name="Text_20_body" style:list-style-name="L34">
      <style:text-properties fo:font-style="italic" officeooo:rsid="12d8b3cc" officeooo:paragraph-rsid="12d8b3cc" style:font-style-asian="italic" style:font-style-complex="italic"/>
    </style:style>
    <style:style style:name="P111" style:family="paragraph" style:parent-style-name="Text_20_body" style:list-style-name="L8">
      <style:text-properties officeooo:rsid="1388db79" officeooo:paragraph-rsid="13952307"/>
    </style:style>
    <style:style style:name="P112" style:family="paragraph" style:parent-style-name="Text_20_body" style:list-style-name="L9">
      <style:text-properties officeooo:rsid="12b63083" officeooo:paragraph-rsid="13947e37"/>
    </style:style>
    <style:style style:name="P113" style:family="paragraph" style:parent-style-name="Text_20_body" style:list-style-name="L8">
      <style:text-properties officeooo:rsid="1385cdc2" officeooo:paragraph-rsid="13954453"/>
    </style:style>
    <style:style style:name="P114" style:family="paragraph" style:parent-style-name="Text_20_body" style:list-style-name="L10">
      <style:text-properties officeooo:paragraph-rsid="131ed09e"/>
    </style:style>
    <style:style style:name="P115" style:family="paragraph" style:parent-style-name="Text_20_body" style:list-style-name="L12">
      <style:text-properties officeooo:rsid="123893eb" officeooo:paragraph-rsid="123893eb"/>
    </style:style>
    <style:style style:name="P116" style:family="paragraph" style:parent-style-name="Text_20_body" style:list-style-name="L12">
      <style:text-properties officeooo:rsid="1355318b" officeooo:paragraph-rsid="1355318b"/>
    </style:style>
    <style:style style:name="P117" style:family="paragraph" style:parent-style-name="Text_20_body" style:list-style-name="L13">
      <style:text-properties officeooo:rsid="14299eea" officeooo:paragraph-rsid="14299eea"/>
    </style:style>
    <style:style style:name="P118" style:family="paragraph" style:parent-style-name="Text_20_body" style:list-style-name="L13">
      <style:text-properties officeooo:rsid="1425ce6e" officeooo:paragraph-rsid="1425ce6e"/>
    </style:style>
    <style:style style:name="P119" style:family="paragraph" style:parent-style-name="Text_20_body" style:list-style-name="L14">
      <style:text-properties officeooo:rsid="1421d79d" officeooo:paragraph-rsid="1421d79d"/>
    </style:style>
    <style:style style:name="P120" style:family="paragraph" style:parent-style-name="Text_20_body" style:list-style-name="L14">
      <style:text-properties officeooo:rsid="1401abe5" officeooo:paragraph-rsid="1401abe5"/>
    </style:style>
    <style:style style:name="P121" style:family="paragraph" style:parent-style-name="Text_20_body" style:list-style-name="L14">
      <style:text-properties officeooo:rsid="140239ae" officeooo:paragraph-rsid="140239ae"/>
    </style:style>
    <style:style style:name="P122" style:family="paragraph" style:parent-style-name="Text_20_body" style:list-style-name="L14">
      <style:text-properties officeooo:rsid="140b8728" officeooo:paragraph-rsid="140b8728"/>
    </style:style>
    <style:style style:name="P123" style:family="paragraph" style:parent-style-name="Text_20_body" style:list-style-name="L15">
      <style:text-properties officeooo:rsid="1303a9b7" officeooo:paragraph-rsid="1303a9b7"/>
    </style:style>
    <style:style style:name="P124" style:family="paragraph" style:parent-style-name="Text_20_body" style:list-style-name="L15">
      <style:text-properties officeooo:rsid="1334e306" officeooo:paragraph-rsid="1334e306"/>
    </style:style>
    <style:style style:name="P125" style:family="paragraph" style:parent-style-name="Text_20_body" style:list-style-name="L15">
      <style:text-properties officeooo:rsid="1316bfe7" officeooo:paragraph-rsid="1316bfe7"/>
    </style:style>
    <style:style style:name="P126" style:family="paragraph" style:parent-style-name="Text_20_body" style:list-style-name="L16">
      <style:text-properties officeooo:rsid="1273419a" officeooo:paragraph-rsid="130c660b"/>
    </style:style>
    <style:style style:name="P127" style:family="paragraph" style:parent-style-name="Text_20_body" style:list-style-name="L16">
      <style:text-properties officeooo:rsid="1274c195" officeooo:paragraph-rsid="130c660b"/>
    </style:style>
    <style:style style:name="P128" style:family="paragraph" style:parent-style-name="Text_20_body" style:list-style-name="L16">
      <style:text-properties officeooo:rsid="1276d8f4" officeooo:paragraph-rsid="130c660b"/>
    </style:style>
    <style:style style:name="P129" style:family="paragraph" style:parent-style-name="Text_20_body" style:list-style-name="L16">
      <style:text-properties officeooo:rsid="1275c471" officeooo:paragraph-rsid="130c660b"/>
    </style:style>
    <style:style style:name="P130" style:family="paragraph" style:parent-style-name="Text_20_body" style:list-style-name="L17">
      <style:text-properties officeooo:paragraph-rsid="130e25b3"/>
    </style:style>
    <style:style style:name="P131" style:family="paragraph" style:parent-style-name="Text_20_body" style:list-style-name="L17">
      <style:text-properties officeooo:rsid="1286f93b" officeooo:paragraph-rsid="1286f93b"/>
    </style:style>
    <style:style style:name="P132" style:family="paragraph" style:parent-style-name="Text_20_body" style:list-style-name="L17">
      <style:text-properties fo:font-weight="normal" officeooo:rsid="127083fa" officeooo:paragraph-rsid="130e25b3" style:font-weight-asian="normal" style:font-weight-complex="normal"/>
    </style:style>
    <style:style style:name="P133" style:family="paragraph" style:parent-style-name="Text_20_body" style:list-style-name="L17">
      <style:text-properties fo:font-weight="normal" officeooo:rsid="141fe3e6" officeooo:paragraph-rsid="141fe3e6" style:font-weight-asian="normal" style:font-weight-complex="normal"/>
    </style:style>
    <style:style style:name="P134" style:family="paragraph" style:parent-style-name="Text_20_body" style:list-style-name="L18">
      <style:text-properties officeooo:rsid="13d144e5" officeooo:paragraph-rsid="130620e1"/>
    </style:style>
    <style:style style:name="P135" style:family="paragraph" style:parent-style-name="Text_20_body" style:list-style-name="L19">
      <style:text-properties officeooo:rsid="130620e1" officeooo:paragraph-rsid="130620e1"/>
    </style:style>
    <style:style style:name="P136" style:family="paragraph" style:parent-style-name="Text_20_body" style:list-style-name="L20">
      <style:text-properties officeooo:rsid="12fd453b" officeooo:paragraph-rsid="12fd453b"/>
    </style:style>
    <style:style style:name="P137" style:family="paragraph" style:parent-style-name="Text_20_body" style:list-style-name="L20">
      <style:text-properties officeooo:rsid="12fe7ff5" officeooo:paragraph-rsid="12fe7ff5"/>
    </style:style>
    <style:style style:name="P138" style:family="paragraph" style:parent-style-name="Text_20_body" style:list-style-name="L21">
      <style:text-properties officeooo:rsid="128e0816" officeooo:paragraph-rsid="12917320"/>
    </style:style>
    <style:style style:name="P139" style:family="paragraph" style:parent-style-name="Text_20_body" style:list-style-name="L21">
      <style:text-properties officeooo:rsid="12917320" officeooo:paragraph-rsid="12917320"/>
    </style:style>
    <style:style style:name="P140" style:family="paragraph" style:parent-style-name="Text_20_body" style:list-style-name="L22">
      <style:text-properties officeooo:rsid="121d489c" officeooo:paragraph-rsid="121d489c"/>
    </style:style>
    <style:style style:name="P141" style:family="paragraph" style:parent-style-name="Text_20_body" style:list-style-name="L22">
      <style:text-properties officeooo:rsid="121e55d2" officeooo:paragraph-rsid="121e55d2"/>
    </style:style>
    <style:style style:name="P142" style:family="paragraph" style:parent-style-name="Text_20_body" style:list-style-name="L23">
      <style:text-properties officeooo:rsid="126b445a" officeooo:paragraph-rsid="126b445a"/>
    </style:style>
    <style:style style:name="P143" style:family="paragraph" style:parent-style-name="Text_20_body" style:list-style-name="L24">
      <style:text-properties officeooo:rsid="12a3d861" officeooo:paragraph-rsid="12a3d861"/>
    </style:style>
    <style:style style:name="P144" style:family="paragraph" style:parent-style-name="Text_20_body" style:list-style-name="L24">
      <style:text-properties officeooo:rsid="12a50af8" officeooo:paragraph-rsid="12a50af8"/>
    </style:style>
    <style:style style:name="P145" style:family="paragraph" style:parent-style-name="Text_20_body" style:list-style-name="L24">
      <style:text-properties officeooo:rsid="12a97490" officeooo:paragraph-rsid="12a97490"/>
    </style:style>
    <style:style style:name="P146" style:family="paragraph" style:parent-style-name="Text_20_body" style:list-style-name="L25">
      <style:text-properties officeooo:rsid="13cb75c3" officeooo:paragraph-rsid="13d0b0ce"/>
    </style:style>
    <style:style style:name="P147" style:family="paragraph" style:parent-style-name="Text_20_body" style:list-style-name="L25">
      <style:text-properties officeooo:rsid="1421e3c4" officeooo:paragraph-rsid="1421e3c4"/>
    </style:style>
    <style:style style:name="P148" style:family="paragraph" style:parent-style-name="Text_20_body" style:list-style-name="L26">
      <style:text-properties officeooo:rsid="13bcbb86" officeooo:paragraph-rsid="13d0b0ce"/>
    </style:style>
    <style:style style:name="P149" style:family="paragraph" style:parent-style-name="Text_20_body" style:list-style-name="L26">
      <style:text-properties officeooo:rsid="13bf4e3b" officeooo:paragraph-rsid="13d0b0ce"/>
    </style:style>
    <style:style style:name="P150" style:family="paragraph" style:parent-style-name="Text_20_body" style:list-style-name="L26">
      <style:text-properties officeooo:rsid="13d9d58e" officeooo:paragraph-rsid="13d9d58e"/>
    </style:style>
    <style:style style:name="P151" style:family="paragraph" style:parent-style-name="Text_20_body" style:list-style-name="L26">
      <style:text-properties officeooo:rsid="13e2a301" officeooo:paragraph-rsid="13e2a301"/>
    </style:style>
    <style:style style:name="P152" style:family="paragraph" style:parent-style-name="Text_20_body" style:list-style-name="L26">
      <style:text-properties officeooo:rsid="13da3976" officeooo:paragraph-rsid="13de6964"/>
    </style:style>
    <style:style style:name="P153" style:family="paragraph" style:parent-style-name="Text_20_body" style:list-style-name="L26">
      <style:text-properties officeooo:rsid="13dc37a0" officeooo:paragraph-rsid="13dc37a0"/>
    </style:style>
    <style:style style:name="P154" style:family="paragraph" style:parent-style-name="Text_20_body" style:list-style-name="L27">
      <style:text-properties officeooo:rsid="13af653d" officeooo:paragraph-rsid="13d0b0ce"/>
    </style:style>
    <style:style style:name="P155" style:family="paragraph" style:parent-style-name="Text_20_body" style:list-style-name="L27">
      <style:text-properties officeooo:rsid="13c03ca8" officeooo:paragraph-rsid="13d0b0ce"/>
    </style:style>
    <style:style style:name="P156" style:family="paragraph" style:parent-style-name="Text_20_body" style:list-style-name="L27">
      <style:text-properties officeooo:rsid="13c3da32" officeooo:paragraph-rsid="13d0b0ce"/>
    </style:style>
    <style:style style:name="P157" style:family="paragraph" style:parent-style-name="Text_20_body" style:list-style-name="L27">
      <style:text-properties officeooo:rsid="13e91469" officeooo:paragraph-rsid="13e91469"/>
    </style:style>
    <style:style style:name="P158" style:family="paragraph" style:parent-style-name="Text_20_body" style:list-style-name="L28">
      <style:text-properties officeooo:rsid="129ef19d" officeooo:paragraph-rsid="13fa86e0"/>
    </style:style>
    <style:style style:name="P159" style:family="paragraph" style:parent-style-name="Text_20_body" style:list-style-name="L29">
      <style:text-properties officeooo:rsid="13ae1165" officeooo:paragraph-rsid="13d0b0ce"/>
    </style:style>
    <style:style style:name="P160" style:family="paragraph" style:parent-style-name="Text_20_body" style:list-style-name="L30">
      <style:text-properties officeooo:rsid="13b32ae4" officeooo:paragraph-rsid="13d0b0ce"/>
    </style:style>
    <style:style style:name="P161" style:family="paragraph" style:parent-style-name="Text_20_body" style:list-style-name="L31">
      <style:text-properties officeooo:rsid="13b172c4" officeooo:paragraph-rsid="13d0b0ce"/>
    </style:style>
    <style:style style:name="P162" style:family="paragraph" style:parent-style-name="Text_20_body" style:list-style-name="L32">
      <style:text-properties officeooo:rsid="12df198a" officeooo:paragraph-rsid="12e12c35"/>
    </style:style>
    <style:style style:name="P163" style:family="paragraph" style:parent-style-name="Text_20_body" style:list-style-name="L32">
      <style:text-properties officeooo:rsid="12e12c35" officeooo:paragraph-rsid="12e12c35"/>
    </style:style>
    <style:style style:name="P164" style:family="paragraph" style:parent-style-name="Text_20_body" style:list-style-name="L32">
      <style:text-properties officeooo:rsid="12e297bb" officeooo:paragraph-rsid="12e297bb"/>
    </style:style>
    <style:style style:name="P165" style:family="paragraph" style:parent-style-name="Text_20_body" style:list-style-name="L32">
      <style:text-properties officeooo:rsid="13fd3fbb" officeooo:paragraph-rsid="13fd3fbb"/>
    </style:style>
    <style:style style:name="P166" style:family="paragraph" style:parent-style-name="Text_20_body" style:list-style-name="L33">
      <style:text-properties fo:language="cs" fo:country="CZ" officeooo:rsid="120dc433" officeooo:paragraph-rsid="12edea65"/>
    </style:style>
    <style:style style:name="P167" style:family="paragraph" style:parent-style-name="Text_20_body" style:list-style-name="L33">
      <style:text-properties fo:language="cs" fo:country="CZ" officeooo:rsid="12109512" officeooo:paragraph-rsid="12edea65"/>
    </style:style>
    <style:style style:name="P168" style:family="paragraph" style:parent-style-name="Text_20_body" style:list-style-name="L33">
      <style:text-properties fo:language="cs" fo:country="CZ" officeooo:rsid="1211f25a" officeooo:paragraph-rsid="12edea65"/>
    </style:style>
    <style:style style:name="P169" style:family="paragraph" style:parent-style-name="Text_20_body" style:list-style-name="L33">
      <style:text-properties fo:language="cs" fo:country="CZ" officeooo:rsid="12142808" officeooo:paragraph-rsid="12edea65"/>
    </style:style>
    <style:style style:name="P170" style:family="paragraph" style:parent-style-name="Text_20_body" style:list-style-name="L33">
      <style:text-properties fo:language="cs" fo:country="CZ" officeooo:rsid="1212d5da" officeooo:paragraph-rsid="12edea65"/>
    </style:style>
    <style:style style:name="P171" style:family="paragraph" style:parent-style-name="Text_20_body" style:list-style-name="L39">
      <style:text-properties fo:language="cs" fo:country="CZ" officeooo:rsid="128a63c3" officeooo:paragraph-rsid="128a63c3"/>
    </style:style>
    <style:style style:name="P172" style:family="paragraph" style:parent-style-name="Text_20_body" style:list-style-name="L39">
      <style:text-properties fo:language="cs" fo:country="CZ" officeooo:rsid="1404811f" officeooo:paragraph-rsid="1404811f"/>
    </style:style>
    <style:style style:name="P173" style:family="paragraph" style:parent-style-name="Text_20_body" style:list-style-name="L39">
      <style:text-properties fo:language="cs" fo:country="CZ" officeooo:rsid="14072cd7" officeooo:paragraph-rsid="14072cd7"/>
    </style:style>
    <style:style style:name="P174" style:family="paragraph" style:parent-style-name="Text_20_body" style:list-style-name="L39">
      <style:text-properties fo:language="cs" fo:country="CZ" officeooo:rsid="140824db" officeooo:paragraph-rsid="140824db"/>
    </style:style>
    <style:style style:name="P175" style:family="paragraph" style:parent-style-name="Text_20_body" style:list-style-name="L39">
      <style:text-properties fo:language="cs" fo:country="CZ" officeooo:rsid="14099841" officeooo:paragraph-rsid="14099841"/>
    </style:style>
    <style:style style:name="P176" style:family="paragraph" style:parent-style-name="Text_20_body" style:list-style-name="L41">
      <style:text-properties fo:language="cs" fo:country="CZ" officeooo:rsid="122829e6" officeooo:paragraph-rsid="122829e6"/>
    </style:style>
    <style:style style:name="P177" style:family="paragraph" style:parent-style-name="Text_20_body" style:list-style-name="L42">
      <style:text-properties fo:language="cs" fo:country="CZ" officeooo:rsid="128213d5" officeooo:paragraph-rsid="12ba21a8"/>
    </style:style>
    <style:style style:name="P178" style:family="paragraph" style:parent-style-name="Text_20_body" style:list-style-name="L43">
      <style:text-properties fo:language="cs" fo:country="CZ" officeooo:rsid="1294be6a" officeooo:paragraph-rsid="12ba21a8"/>
    </style:style>
    <style:style style:name="P179" style:family="paragraph" style:parent-style-name="Text_20_body" style:list-style-name="L43">
      <style:text-properties fo:language="cs" fo:country="CZ" officeooo:rsid="1295d98c" officeooo:paragraph-rsid="12ba21a8"/>
    </style:style>
    <style:style style:name="P180" style:family="paragraph" style:parent-style-name="Text_20_body" style:list-style-name="L43">
      <style:text-properties fo:language="cs" fo:country="CZ" officeooo:rsid="1296fda4" officeooo:paragraph-rsid="12ba21a8"/>
    </style:style>
    <style:style style:name="P181" style:family="paragraph" style:parent-style-name="Text_20_body" style:list-style-name="L43">
      <style:text-properties fo:language="cs" fo:country="CZ" officeooo:rsid="1299441e" officeooo:paragraph-rsid="12ba21a8"/>
    </style:style>
    <style:style style:name="P182" style:family="paragraph" style:parent-style-name="Text_20_body" style:list-style-name="L43">
      <style:text-properties fo:language="cs" fo:country="CZ" officeooo:rsid="122a6ace" officeooo:paragraph-rsid="12ba21a8"/>
    </style:style>
    <style:style style:name="P183" style:family="paragraph" style:parent-style-name="Text_20_body" style:list-style-name="L27">
      <style:text-properties fo:language="cs" fo:country="CZ" officeooo:rsid="122d326f" officeooo:paragraph-rsid="13e9c5e0"/>
    </style:style>
    <style:style style:name="P184" style:family="paragraph" style:parent-style-name="Text_20_body" style:list-style-name="L34">
      <style:text-properties officeooo:rsid="12bd1159" officeooo:paragraph-rsid="12bd1159"/>
    </style:style>
    <style:style style:name="P185" style:family="paragraph" style:parent-style-name="Text_20_body" style:list-style-name="L34">
      <style:text-properties officeooo:rsid="12bdefed" officeooo:paragraph-rsid="12be790c"/>
    </style:style>
    <style:style style:name="P186" style:family="paragraph" style:parent-style-name="Text_20_body" style:list-style-name="L34">
      <style:text-properties officeooo:rsid="12c83cea" officeooo:paragraph-rsid="12c83cea"/>
    </style:style>
    <style:style style:name="P187" style:family="paragraph" style:parent-style-name="Text_20_body" style:list-style-name="L34">
      <style:text-properties officeooo:rsid="12c8c6da" officeooo:paragraph-rsid="12c8c6da"/>
    </style:style>
    <style:style style:name="P188" style:family="paragraph" style:parent-style-name="Text_20_body" style:list-style-name="L34">
      <style:text-properties officeooo:rsid="12ca63e1" officeooo:paragraph-rsid="12ca63e1"/>
    </style:style>
    <style:style style:name="P189" style:family="paragraph" style:parent-style-name="Text_20_body" style:list-style-name="L35">
      <style:text-properties officeooo:rsid="126635d3" officeooo:paragraph-rsid="131d907d"/>
    </style:style>
    <style:style style:name="P190" style:family="paragraph" style:parent-style-name="Text_20_body" style:list-style-name="L36">
      <style:text-properties officeooo:rsid="1317e27e" officeooo:paragraph-rsid="1317e27e"/>
    </style:style>
    <style:style style:name="P191" style:family="paragraph" style:parent-style-name="Text_20_body" style:list-style-name="L36">
      <style:text-properties officeooo:rsid="14041913" officeooo:paragraph-rsid="14041913"/>
    </style:style>
    <style:style style:name="P192" style:family="paragraph" style:parent-style-name="Text_20_body" style:list-style-name="L37">
      <style:text-properties officeooo:rsid="12facee9" officeooo:paragraph-rsid="12facee9"/>
    </style:style>
    <style:style style:name="P193" style:family="paragraph" style:parent-style-name="Text_20_body" style:list-style-name="L38">
      <style:text-properties officeooo:paragraph-rsid="13392bfe"/>
    </style:style>
    <style:style style:name="P194" style:family="paragraph" style:parent-style-name="Text_20_body" style:list-style-name="L38">
      <style:text-properties officeooo:rsid="12e5cf6e" officeooo:paragraph-rsid="12f86640"/>
    </style:style>
    <style:style style:name="P195" style:family="paragraph" style:parent-style-name="Text_20_body" style:list-style-name="L38">
      <style:text-properties officeooo:rsid="12e6f732" officeooo:paragraph-rsid="12f86640"/>
    </style:style>
    <style:style style:name="P196" style:family="paragraph" style:parent-style-name="Text_20_body" style:list-style-name="L38">
      <style:text-properties officeooo:rsid="12e6f732" officeooo:paragraph-rsid="13392bfe"/>
    </style:style>
    <style:style style:name="P197" style:family="paragraph" style:parent-style-name="Text_20_body" style:list-style-name="L40">
      <style:text-properties officeooo:rsid="1225bf33" officeooo:paragraph-rsid="1225bf33"/>
    </style:style>
    <style:style style:name="P198" style:family="paragraph" style:parent-style-name="Text_20_body" style:list-style-name="L41">
      <style:text-properties officeooo:rsid="122829e6" officeooo:paragraph-rsid="12287505"/>
    </style:style>
    <style:style style:name="P199" style:family="paragraph" style:parent-style-name="Text_20_body">
      <style:text-properties officeooo:rsid="142dd805" officeooo:paragraph-rsid="142dd805"/>
    </style:style>
    <style:style style:name="P200" style:family="paragraph" style:parent-style-name="Text_20_body">
      <style:text-properties officeooo:rsid="142e01ae" officeooo:paragraph-rsid="142f49bf"/>
    </style:style>
    <style:style style:name="P201" style:family="paragraph" style:parent-style-name="Text_20_body">
      <style:text-properties officeooo:rsid="142e01ae" officeooo:paragraph-rsid="1434f525"/>
    </style:style>
    <style:style style:name="P202" style:family="paragraph" style:parent-style-name="Text_20_body">
      <style:text-properties officeooo:rsid="143a6e56" officeooo:paragraph-rsid="143a8613"/>
    </style:style>
    <style:style style:name="P203" style:family="paragraph" style:parent-style-name="Text_20_body">
      <style:text-properties officeooo:rsid="143a6e56" officeooo:paragraph-rsid="143b9c1f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22a5406"/>
    </style:style>
    <style:style style:name="T3" style:family="text">
      <style:text-properties fo:language="cs" fo:country="CZ" officeooo:rsid="122a6ac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12d8b3cc" style:font-style-asian="normal" style:font-style-complex="normal"/>
    </style:style>
    <style:style style:name="T6" style:family="text">
      <style:text-properties fo:font-style="normal" officeooo:rsid="12db0c39" style:font-style-asian="normal" style:font-style-complex="normal"/>
    </style:style>
    <style:style style:name="T7" style:family="text">
      <style:text-properties fo:font-style="normal" officeooo:rsid="12de6c73" style:font-style-asian="normal" style:font-style-complex="normal"/>
    </style:style>
    <style:style style:name="T8" style:family="text">
      <style:text-properties fo:font-style="normal" officeooo:rsid="1239d5b2" style:font-style-asian="normal" style:font-style-complex="normal"/>
    </style:style>
    <style:style style:name="T9" style:family="text">
      <style:text-properties fo:font-style="normal" officeooo:rsid="12f25f49" style:font-style-asian="normal" style:font-style-complex="normal"/>
    </style:style>
    <style:style style:name="T10" style:family="text">
      <style:text-properties fo:font-style="normal" officeooo:rsid="127cc581" style:font-style-asian="normal" style:font-style-complex="normal"/>
    </style:style>
    <style:style style:name="T11" style:family="text">
      <style:text-properties fo:font-style="normal" officeooo:rsid="127dd625" style:font-style-asian="normal" style:font-style-complex="normal"/>
    </style:style>
    <style:style style:name="T12" style:family="text">
      <style:text-properties fo:font-style="normal" officeooo:rsid="124ba33d" style:font-style-asian="normal" style:font-style-complex="normal"/>
    </style:style>
    <style:style style:name="T13" style:family="text">
      <style:text-properties fo:font-style="normal" officeooo:rsid="133673b4" style:font-style-asian="normal" style:font-style-complex="normal"/>
    </style:style>
    <style:style style:name="T14" style:family="text">
      <style:text-properties fo:font-style="normal" officeooo:rsid="133771a7" style:font-style-asian="normal" style:font-style-complex="normal"/>
    </style:style>
    <style:style style:name="T15" style:family="text">
      <style:text-properties fo:font-style="normal" officeooo:rsid="131ed09e" style:font-style-asian="normal" style:font-style-complex="normal"/>
    </style:style>
    <style:style style:name="T16" style:family="text">
      <style:text-properties fo:font-style="normal" officeooo:rsid="1338fc27" style:font-style-asian="normal" style:font-style-complex="normal"/>
    </style:style>
    <style:style style:name="T17" style:family="text">
      <style:text-properties fo:font-style="normal" officeooo:rsid="1362b247" style:font-style-asian="normal" style:font-style-complex="normal"/>
    </style:style>
    <style:style style:name="T18" style:family="text">
      <style:text-properties fo:font-style="normal" officeooo:rsid="13744524" style:font-style-asian="normal" style:font-style-complex="normal"/>
    </style:style>
    <style:style style:name="T19" style:family="text">
      <style:text-properties fo:font-style="normal" officeooo:rsid="13629020" style:font-style-asian="normal" style:font-style-complex="normal"/>
    </style:style>
    <style:style style:name="T20" style:family="text">
      <style:text-properties officeooo:rsid="11f9dfb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118b4f8d" style:font-style-asian="italic" style:font-style-complex="italic"/>
    </style:style>
    <style:style style:name="T23" style:family="text">
      <style:text-properties fo:font-style="italic" officeooo:rsid="121b13f2" style:font-style-asian="italic" style:font-style-complex="italic"/>
    </style:style>
    <style:style style:name="T24" style:family="text">
      <style:text-properties fo:font-style="italic" officeooo:rsid="121bdedf" style:font-style-asian="italic" style:font-style-complex="italic"/>
    </style:style>
    <style:style style:name="T25" style:family="text">
      <style:text-properties officeooo:rsid="118b4f8d"/>
    </style:style>
    <style:style style:name="T26" style:family="text">
      <style:text-properties officeooo:rsid="12026aad"/>
    </style:style>
    <style:style style:name="T27" style:family="text">
      <style:text-properties officeooo:rsid="12070385"/>
    </style:style>
    <style:style style:name="T28" style:family="text">
      <style:text-properties officeooo:rsid="1208b3d4"/>
    </style:style>
    <style:style style:name="T29" style:family="text">
      <style:text-properties officeooo:rsid="120ca4eb"/>
    </style:style>
    <style:style style:name="T30" style:family="text">
      <style:text-properties officeooo:rsid="120f3e39"/>
    </style:style>
    <style:style style:name="T31" style:family="text">
      <style:text-properties officeooo:rsid="122036b3"/>
    </style:style>
    <style:style style:name="T32" style:family="text">
      <style:text-properties officeooo:rsid="12228ba6"/>
    </style:style>
    <style:style style:name="T33" style:family="text">
      <style:text-properties officeooo:rsid="122de8ea"/>
    </style:style>
    <style:style style:name="T34" style:family="text">
      <style:text-properties officeooo:rsid="127649b2"/>
    </style:style>
    <style:style style:name="T35" style:family="text">
      <style:text-properties officeooo:rsid="128813d1"/>
    </style:style>
    <style:style style:name="T36" style:family="text">
      <style:text-properties officeooo:rsid="1288c6be"/>
    </style:style>
    <style:style style:name="T37" style:family="text">
      <style:text-properties officeooo:rsid="12917320"/>
    </style:style>
    <style:style style:name="T38" style:family="text">
      <style:text-properties officeooo:rsid="12937ea3"/>
    </style:style>
    <style:style style:name="T39" style:family="text">
      <style:text-properties officeooo:rsid="129811b4"/>
    </style:style>
    <style:style style:name="T40" style:family="text">
      <style:text-properties officeooo:rsid="129cd4a3"/>
    </style:style>
    <style:style style:name="T41" style:family="text">
      <style:text-properties officeooo:rsid="12a5acbc"/>
    </style:style>
    <style:style style:name="T42" style:family="text">
      <style:text-properties officeooo:rsid="12aa348d"/>
    </style:style>
    <style:style style:name="T43" style:family="text">
      <style:text-properties officeooo:rsid="12ae2f80"/>
    </style:style>
    <style:style style:name="T44" style:family="text">
      <style:text-properties officeooo:rsid="12b06b97"/>
    </style:style>
    <style:style style:name="T45" style:family="text">
      <style:text-properties officeooo:rsid="12ba2ff0"/>
    </style:style>
    <style:style style:name="T46" style:family="text">
      <style:text-properties officeooo:rsid="12bb76fe"/>
    </style:style>
    <style:style style:name="T47" style:family="text">
      <style:text-properties officeooo:rsid="12bcddf1"/>
    </style:style>
    <style:style style:name="T48" style:family="text">
      <style:text-properties officeooo:rsid="12bdefed"/>
    </style:style>
    <style:style style:name="T49" style:family="text">
      <style:text-properties officeooo:rsid="12be790c"/>
    </style:style>
    <style:style style:name="T50" style:family="text">
      <style:text-properties officeooo:rsid="12c59097"/>
    </style:style>
    <style:style style:name="T51" style:family="text">
      <style:text-properties officeooo:rsid="12c86f63"/>
    </style:style>
    <style:style style:name="T52" style:family="text">
      <style:text-properties officeooo:rsid="12ca3bdb"/>
    </style:style>
    <style:style style:name="T53" style:family="text">
      <style:text-properties officeooo:rsid="12cb938f"/>
    </style:style>
    <style:style style:name="T54" style:family="text">
      <style:text-properties officeooo:rsid="12cdcbe4"/>
    </style:style>
    <style:style style:name="T55" style:family="text">
      <style:text-properties officeooo:rsid="12d12b81"/>
    </style:style>
    <style:style style:name="T56" style:family="text">
      <style:text-properties officeooo:rsid="12d5a68b"/>
    </style:style>
    <style:style style:name="T57" style:family="text">
      <style:text-properties officeooo:rsid="12d769f1"/>
    </style:style>
    <style:style style:name="T58" style:family="text">
      <style:text-properties officeooo:rsid="12e2fa76"/>
    </style:style>
    <style:style style:name="T59" style:family="text">
      <style:text-properties officeooo:rsid="12e3c5c7"/>
    </style:style>
    <style:style style:name="T60" style:family="text">
      <style:text-properties officeooo:rsid="12f86640"/>
    </style:style>
    <style:style style:name="T61" style:family="text">
      <style:text-properties officeooo:rsid="12fb7f5b"/>
    </style:style>
    <style:style style:name="T62" style:family="text">
      <style:text-properties officeooo:rsid="130029b5"/>
    </style:style>
    <style:style style:name="T63" style:family="text">
      <style:text-properties officeooo:rsid="1300c16e"/>
    </style:style>
    <style:style style:name="T64" style:family="text">
      <style:text-properties fo:font-weight="normal" officeooo:rsid="126ce8d5" style:font-weight-asian="normal" style:font-weight-complex="normal"/>
    </style:style>
    <style:style style:name="T65" style:family="text">
      <style:text-properties fo:font-weight="normal" officeooo:rsid="129a6395" style:font-weight-asian="normal" style:font-weight-complex="normal"/>
    </style:style>
    <style:style style:name="T66" style:family="text">
      <style:text-properties fo:font-weight="normal" officeooo:rsid="126e320d" style:font-weight-asian="normal" style:font-weight-complex="normal"/>
    </style:style>
    <style:style style:name="T67" style:family="text">
      <style:text-properties officeooo:rsid="13121b14"/>
    </style:style>
    <style:style style:name="T68" style:family="text">
      <style:text-properties officeooo:rsid="1312b9b0"/>
    </style:style>
    <style:style style:name="T69" style:family="text">
      <style:text-properties officeooo:rsid="1317da25"/>
    </style:style>
    <style:style style:name="T70" style:family="text">
      <style:text-properties officeooo:rsid="1317fc16"/>
    </style:style>
    <style:style style:name="T71" style:family="text">
      <style:text-properties officeooo:rsid="131d907d"/>
    </style:style>
    <style:style style:name="T72" style:family="text">
      <style:text-properties officeooo:rsid="1320ec7f"/>
    </style:style>
    <style:style style:name="T73" style:family="text">
      <style:text-properties officeooo:rsid="1321270d"/>
    </style:style>
    <style:style style:name="T74" style:family="text">
      <style:text-properties officeooo:rsid="13297b25"/>
    </style:style>
    <style:style style:name="T75" style:family="text">
      <style:text-properties officeooo:rsid="132b2dbb"/>
    </style:style>
    <style:style style:name="T76" style:family="text">
      <style:text-properties officeooo:rsid="132cdd60"/>
    </style:style>
    <style:style style:name="T77" style:family="text">
      <style:text-properties officeooo:rsid="1333a56b"/>
    </style:style>
    <style:style style:name="T78" style:family="text">
      <style:text-properties officeooo:rsid="13392bfe"/>
    </style:style>
    <style:style style:name="T79" style:family="text">
      <style:text-properties officeooo:rsid="1357b463"/>
    </style:style>
    <style:style style:name="T80" style:family="text">
      <style:text-properties officeooo:rsid="13593a3c"/>
    </style:style>
    <style:style style:name="T81" style:family="text">
      <style:text-properties officeooo:rsid="135fff19"/>
    </style:style>
    <style:style style:name="T82" style:family="text">
      <style:text-properties officeooo:rsid="1360ae54"/>
    </style:style>
    <style:style style:name="T83" style:family="text">
      <style:text-properties officeooo:rsid="1361384a"/>
    </style:style>
    <style:style style:name="T84" style:family="text">
      <style:text-properties officeooo:rsid="124ba33d"/>
    </style:style>
    <style:style style:name="T85" style:family="text">
      <style:text-properties officeooo:rsid="1377e26c"/>
    </style:style>
    <style:style style:name="T86" style:family="text">
      <style:text-properties officeooo:rsid="137e424f"/>
    </style:style>
    <style:style style:name="T87" style:family="text">
      <style:text-properties officeooo:rsid="1381540f"/>
    </style:style>
    <style:style style:name="T88" style:family="text">
      <style:text-properties officeooo:rsid="1392415a"/>
    </style:style>
    <style:style style:name="T89" style:family="text">
      <style:text-properties officeooo:rsid="13947e37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13947e37" style:font-weight-asian="bold" style:font-weight-complex="bold"/>
    </style:style>
    <style:style style:name="T92" style:family="text">
      <style:text-properties fo:font-weight="bold" officeooo:rsid="13eda602" style:font-weight-asian="bold" style:font-weight-complex="bold"/>
    </style:style>
    <style:style style:name="T93" style:family="text">
      <style:text-properties officeooo:rsid="13988174"/>
    </style:style>
    <style:style style:name="T94" style:family="text">
      <style:text-properties officeooo:rsid="13a6ba91"/>
    </style:style>
    <style:style style:name="T95" style:family="text">
      <style:text-properties officeooo:rsid="13b6b86c"/>
    </style:style>
    <style:style style:name="T96" style:family="text">
      <style:text-properties officeooo:rsid="13be0c1f"/>
    </style:style>
    <style:style style:name="T97" style:family="text">
      <style:text-properties officeooo:rsid="13c7f17b"/>
    </style:style>
    <style:style style:name="T98" style:family="text">
      <style:text-properties officeooo:rsid="13ca1c33"/>
    </style:style>
    <style:style style:name="T99" style:family="text">
      <style:text-properties officeooo:rsid="13caa9dc"/>
    </style:style>
    <style:style style:name="T100" style:family="text">
      <style:text-properties officeooo:rsid="13cc97da"/>
    </style:style>
    <style:style style:name="T101" style:family="text">
      <style:text-properties officeooo:rsid="13cea4e3"/>
    </style:style>
    <style:style style:name="T102" style:family="text">
      <style:text-properties officeooo:rsid="13d144e5"/>
    </style:style>
    <style:style style:name="T103" style:family="text">
      <style:text-properties officeooo:rsid="13d306e7"/>
    </style:style>
    <style:style style:name="T104" style:family="text">
      <style:text-properties officeooo:rsid="13d64610"/>
    </style:style>
    <style:style style:name="T105" style:family="text">
      <style:text-properties officeooo:rsid="13e019fe"/>
    </style:style>
    <style:style style:name="T106" style:family="text">
      <style:text-properties officeooo:rsid="13e1c903"/>
    </style:style>
    <style:style style:name="T107" style:family="text">
      <style:text-properties officeooo:rsid="13e2a301"/>
    </style:style>
    <style:style style:name="T108" style:family="text">
      <style:text-properties officeooo:rsid="13e3b3c3"/>
    </style:style>
    <style:style style:name="T109" style:family="text">
      <style:text-properties officeooo:rsid="13e45a21"/>
    </style:style>
    <style:style style:name="T110" style:family="text">
      <style:text-properties officeooo:rsid="13e65e33"/>
    </style:style>
    <style:style style:name="T111" style:family="text">
      <style:text-properties officeooo:rsid="13eb02a6"/>
    </style:style>
    <style:style style:name="T112" style:family="text">
      <style:text-properties officeooo:rsid="13ebfd8c"/>
    </style:style>
    <style:style style:name="T113" style:family="text">
      <style:text-properties officeooo:rsid="13eda602"/>
    </style:style>
    <style:style style:name="T114" style:family="text">
      <style:text-properties officeooo:rsid="13f2dbc3"/>
    </style:style>
    <style:style style:name="T115" style:family="text">
      <style:text-properties officeooo:rsid="13fbf8e5"/>
    </style:style>
    <style:style style:name="T116" style:family="text">
      <style:text-properties officeooo:rsid="13fc795f"/>
    </style:style>
    <style:style style:name="T117" style:family="text">
      <style:text-properties officeooo:rsid="13ff8c2d"/>
    </style:style>
    <style:style style:name="T118" style:family="text">
      <style:text-properties officeooo:rsid="140137dd"/>
    </style:style>
    <style:style style:name="T119" style:family="text">
      <style:text-properties officeooo:rsid="14067886"/>
    </style:style>
    <style:style style:name="T120" style:family="text">
      <style:text-properties officeooo:rsid="141283f8"/>
    </style:style>
    <style:style style:name="T121" style:family="text">
      <style:text-properties officeooo:rsid="14133ec8"/>
    </style:style>
    <style:style style:name="T122" style:family="text">
      <style:text-properties officeooo:rsid="1414177c"/>
    </style:style>
    <style:style style:name="T123" style:family="text">
      <style:text-properties officeooo:rsid="1416948b"/>
    </style:style>
    <style:style style:name="T124" style:family="text">
      <style:text-properties officeooo:rsid="141bd621"/>
    </style:style>
    <style:style style:name="T125" style:family="text">
      <style:text-properties officeooo:rsid="141cba6b"/>
    </style:style>
    <style:style style:name="T126" style:family="text">
      <style:text-properties officeooo:rsid="141d9f06"/>
    </style:style>
    <style:style style:name="T127" style:family="text">
      <style:text-properties officeooo:rsid="141e2b11"/>
    </style:style>
    <style:style style:name="T128" style:family="text">
      <style:text-properties officeooo:rsid="141fc236"/>
    </style:style>
    <style:style style:name="T129" style:family="text">
      <style:text-properties officeooo:rsid="142089d7"/>
    </style:style>
    <style:style style:name="T130" style:family="text">
      <style:text-properties officeooo:rsid="1422cb64"/>
    </style:style>
    <style:style style:name="T131" style:family="text">
      <style:text-properties officeooo:rsid="1424b741"/>
    </style:style>
    <style:style style:name="T132" style:family="text">
      <style:text-properties officeooo:rsid="142608f2"/>
    </style:style>
    <style:style style:name="T133" style:family="text">
      <style:text-properties officeooo:rsid="142a1ef9"/>
    </style:style>
    <style:style style:name="T134" style:family="text">
      <style:text-properties officeooo:rsid="142f49bf"/>
    </style:style>
    <style:style style:name="T135" style:family="text">
      <style:text-properties officeooo:rsid="14308ce4"/>
    </style:style>
    <style:style style:name="T136" style:family="text">
      <style:text-properties officeooo:rsid="14386f8c"/>
    </style:style>
    <style:style style:name="T137" style:family="text">
      <style:text-properties officeooo:rsid="1438935d"/>
    </style:style>
    <style:style style:name="T138" style:family="text">
      <style:text-properties officeooo:rsid="143a8613"/>
    </style:style>
    <style:style style:name="T139" style:family="text">
      <style:text-properties officeooo:rsid="143b9c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2">Úvod</text:h>
      <text:p text:style-name="P199">Vítej, Pane nebo Paní jeskyně!</text:p>
      <text:p text:style-name="P199">V ruce držíš příručku, která <text:span text:style-name="T135">T</text:span>i pomůže odehrát fantasy dobrodružství ve hře Dakara: Výpravy do podzemí.</text:p>
      <text:p text:style-name="P201"><text:span text:style-name="T134">Na rozdíl od deskových her, kde všechno, co mohou hráči udělat, je řečeno v pravidlech, při hraní Dakary žádné takové omezení není. Trik není v tom, že by byly všechny tyto možnosti připravené a u každé z nich by zde bylo řečeno, co se stane. Trik je v tom, že o tom, k čemu akce a záměry hráčů povedou, budeš v průběhu hry rozhodovat ty.<text:line-break/><text:tab/>To ti dává velkou pravomoc, ale také velkou zodpovědnost. Spolu se všemi tvými spoluhráči budeš mít vaší hře autorský podíl a na vás všech, stejně jako na mně, autorovi tohoto textu, bude záležet, jak bude vaše hra zábavná.</text:span></text:p>
      <text:p text:style-name="P201"><text:span text:style-name="T134">/* Jak bude výsledná hra vypadat a jak bude zábavná závisí stejnou měrou na mě, autorovi tohoto textu, jako na Tobě a Tvých hráčích. */</text:span></text:p>
      <text:p text:style-name="P200">/* Já, <text:span text:style-name="T134">jsem jen</text:span> autor tohoto textu, <text:span text:style-name="T134">ty a tví hráči budete autory vaší hry. */</text:span></text:p>
      <text:p text:style-name="P200"><text:span text:style-name="T136">/* Já</text:span> u vaší hr<text:span text:style-name="T136">y</text:span> nejspíš nebudu – ty ano. */</text:p>
      <text:h text:style-name="Heading_20_2" text:outline-level="2">Příprava <text:span text:style-name="T137">hry</text:span></text:h>
      <text:p text:style-name="P202">Připrav si čistý papír na kreslení mapy /* <text:span text:style-name="T138">TODO: Kolik listů? Nebo bude mapa předtištěná?</text:span> */ <text:span text:style-name="T138">a další na své poznámky</text:span>.</text:p>
      <text:p text:style-name="P203">Projdi si kapitolu <text:span text:style-name="T90">Události</text:span> a <text:span text:style-name="T139">nejlépe si je někam poznamenej, ať na ně v průběhu hry nezapomeneš.</text:span></text:p>
      <text:p text:style-name="P203"><text:soft-page-break/><text:span text:style-name="T139">Všechno ostatní, včetně popisu a statistik protivníků, najdeš vždy v popisu místností.</text:span></text:p>
      <text:h text:style-name="P76" text:outline-level="2">Jak používat tuto příručku</text:h>
      <text:list xml:id="list1934382971" text:style-name="L1">
        <text:list-item>
          <text:p text:style-name="P84">Je dobré si ji <text:span text:style-name="T112">před hrou</text:span> jednou celou pročíst.</text:p>
          <text:list>
            <text:list-item>
              <text:p text:style-name="P84"><text:span text:style-name="T113">Není to ale nezbytně nutné – pokud na to nemáš čas nebo chuť, přečti si jen kapitolu </text:span><text:span text:style-name="T92">Události</text:span><text:span text:style-name="T113">. Zbytek můžeš číst za běhu, vždycky když hráči začnou zkoumat příslušnou místnost.</text:span></text:p>
            </text:list-item>
          </text:list>
        </text:list-item>
        <text:list-item>
          <text:p text:style-name="P85">Kdykoliv postavy vstoupí do nové místnosti, projdi si znovu, co <text:span text:style-name="T111">v ní je</text:span>, i když si myslíš, že si to pamatuješ.</text:p>
          <text:list>
            <text:list-item>
              <text:p text:style-name="P85">Při testování se mi často stávalo, že jsem na něco důležitého zapomněl – a to jsem toto podzemí sám navrhnul.</text:p>
            </text:list-item>
          </text:list>
        </text:list-item>
        <text:list-item>
          <text:p text:style-name="P86">Neboj se improvizovat</text:p>
          <text:list>
            <text:list-item>
              <text:p text:style-name="P87"><text:span text:style-name="T114">Tato příručka ani zdaleka nerozebírá všechno</text:span>, co mohou hráči udělat. <text:span text:style-name="T120">Je to pouze pomůcka, nikoliv svatá kniha.</text:span></text:p>
            </text:list-item>
          </text:list>
        </text:list-item>
      </text:list>
      <text:h text:style-name="P73" text:outline-level="2">Walkthrough</text:h>
      <text:list xml:id="list3768066625" text:style-name="L2">
        <text:list-item>
          <text:p text:style-name="P88">Studna (do 2. patra)</text:p>
          <text:list>
            <text:list-item>
              <text:p text:style-name="P88"><text:span text:style-name="T123">P</text:span>avouk</text:p>
            </text:list-item>
            <text:list-item>
              <text:p text:style-name="P89"><text:span text:style-name="T123">M</text:span>říž</text:p>
            </text:list-item>
            <text:list-item>
              <text:p text:style-name="P89"><text:span text:style-name="T124">Schody </text:span>(do <text:span text:style-name="T122">1</text:span>. patra)</text:p>
            </text:list-item>
            <text:list-item>
              <text:p text:style-name="P88"><text:span text:style-name="T123">R</text:span>ůzné sklady</text:p>
            </text:list-item>
            <text:list-item>
              <text:p text:style-name="P90"><text:soft-page-break/>Probořený strop <text:span text:style-name="T125">(</text:span>zpět do 2. patra <text:span text:style-name="T127">k sochám)</text:span></text:p>
              <text:p text:style-name="P91">(Respektive strop by měl být probořený spíš <text:span text:style-name="T128">až</text:span> někde u pastí, ať tam může ze zdi čouhat čepelová past).</text:p>
            </text:list-item>
          </text:list>
        </text:list-item>
        <text:list-item>
          <text:p text:style-name="P92">Věž<text:span text:style-name="T121"> (do 2. patra)</text:span></text:p>
          <text:list>
            <text:list-item>
              <text:p text:style-name="P93">Pasti</text:p>
            </text:list-item>
            <text:list-item>
              <text:p text:style-name="P93"><text:span text:style-name="T126">S</text:span>ochy</text:p>
            </text:list-item>
          </text:list>
        </text:list-item>
        <text:list-item>
          <text:p text:style-name="P93"/>
          <text:list>
            <text:list-item>
              <text:p text:style-name="P90">Schody <text:span text:style-name="T121">(do 1. patra)</text:span></text:p>
            </text:list-item>
            <text:list-item>
              <text:p text:style-name="P94">Ubikace</text:p>
            </text:list-item>
            <text:list-item>
              <text:p text:style-name="P94">Kaple</text:p>
            </text:list-item>
          </text:list>
        </text:list-item>
      </text:list>
      <text:h text:style-name="P74" text:outline-level="2">Příběh</text:h>
      <text:p text:style-name="P63">(Tohle nebude součástí příručky, je to jen příběh na pozadí.)</text:p>
      <text:p text:style-name="P64"><text:span text:style-name="T9">Pevnost </text:span><text:span text:style-name="T12">před několika </text:span><text:span text:style-name="T13">týdny</text:span><text:span text:style-name="T9"> přišla prozkoumat </text:span><text:span text:style-name="T12">výprava elfů (jsou původem z říší, nejsou místní. Chtějí tady obnovit dávnou elfí říši). Dostala se dovnitř, prozkoumala část podzemí. Sledovala je ale skupina orků a v průběhu průzkumu na </text:span><text:span text:style-name="T14">ně</text:span><text:span text:style-name="T12"> zaútočila. Orkové měli velkou přesilu – elfové nakonec v posledním vzdoru spustili past, která zamořila celé podzemí jedovatým plynem.</text:span></text:p>
      <text:p text:style-name="P50"><text:span text:style-name="T84">V</text:span>ýhledově:</text:p>
      <text:p text:style-name="P64"><text:span text:style-name="T19">Pokud postavy pro</text:span><text:span text:style-name="T18">dají</text:span><text:span text:style-name="T19"> loot, který najdou u elfů, </text:span><text:span text:style-name="T17">po čase se to donese k Leandorovi a asi si s nimi přijde promluvit o tom, kde k tomu přišli (nebo někoho pošle – ale spíš přijde sám).</text:span></text:p>
      <text:h text:style-name="Heading_20_2" text:outline-level="2"><text:soft-page-break/><text:span text:style-name="T12">L</text:span><text:span text:style-name="T4">oot</text:span></text:h>
      <text:h text:style-name="Heading_20_3" text:outline-level="3">Kouzla</text:h>
      <text:p text:style-name="P40">Hojivý rituál</text:p>
      <text:list xml:id="list3603235079" text:style-name="L3">
        <text:list-item>
          <text:p text:style-name="P95">Měla ho léčitelka</text:p>
        </text:list-item>
      </text:list>
      <text:p text:style-name="P41">Světlo</text:p>
      <text:list xml:id="list3953544939" text:style-name="L4">
        <text:list-item>
          <text:p text:style-name="P102"/>
        </text:list-item>
      </text:list>
      <text:p text:style-name="P48">Přenos myšlenek</text:p>
      <text:list xml:id="list430954837" text:style-name="L5">
        <text:list-item>
          <text:p text:style-name="P103"/>
        </text:list-item>
      </text:list>
      <text:p text:style-name="P42">Vzplanutí</text:p>
      <text:list xml:id="list2209336941" text:style-name="L6">
        <text:list-item>
          <text:p text:style-name="P104"/>
        </text:list-item>
      </text:list>
      <text:p text:style-name="P43">Kulový blesk</text:p>
      <text:list xml:id="list1661287434" text:style-name="L7">
        <text:list-item>
          <text:p text:style-name="P96">Ten měl asi vůdce výpravy</text:p>
        </text:list-item>
      </text:list>
      <text:p text:style-name="P5">TODO: Možná nějaká orcská/goblinská magie?</text:p>
      <text:h text:style-name="Heading_20_3" text:outline-level="3">Zbraně a zbroj</text:h>
      <text:p text:style-name="P52">Dlouhý luk</text:p>
      <text:p text:style-name="P55">2x <text:span text:style-name="T85">K</text:span>rátký luk</text:p>
      <text:p text:style-name="P54">Kvalitní šípy</text:p>
      <text:p text:style-name="P53">Vrhací nože</text:p>
      <text:p text:style-name="P57">Kopí</text:p>
      <text:p text:style-name="P56">Lehká zbroj (asi jen jedna, nemuseli ji mít všichni elfové)</text:p>
      <text:p text:style-name="P44"><text:soft-page-break/>Orcké zbraně:</text:p>
      <text:p text:style-name="P56"><text:tab/>Těžká obouruční palice</text:p>
      <text:p text:style-name="P56"><text:tab/>Jednoruční kyj</text:p>
      <text:p text:style-name="P56"><text:tab/>Kamenná sekera</text:p>
      <text:p text:style-name="P56"><text:tab/><text:span text:style-name="T86">Asi i zbroje nějaké měli (lehké), ale lidem a elfům nebudou.</text:span></text:p>
      <text:h text:style-name="P70" text:outline-level="3">Magické předměty</text:h>
      <text:p text:style-name="P49">Lektvar ohnivého dechu</text:p>
      <text:p text:style-name="P51">Léčivý lektvar (u léčitelky)</text:p>
      <text:p text:style-name="P45"><text:span text:style-name="T87">R</text:span>ukavice <text:span text:style-name="T87">ze srsti huňáče (recept)</text:span></text:p>
      <text:list xml:id="list1187740425" text:style-name="L8">
        <text:list-header>
          <text:p text:style-name="P105">(V laborce mága, který zde před stovkami let žil)</text:p>
        </text:list-header>
        <text:list-item>
          <text:p text:style-name="P111">Tyto rukavice po zamnutí rukama (1 kolo) k příštímu zásahu kovovou zbraní nebo projektilem s kovovým hrotem (šíp, šipka, vrhací dýka) přidají výboj za 1-2.</text:p>
        </text:list-item>
      </text:list>
      <text:list xml:id="list4086147680" text:style-name="L9">
        <text:list-item>
          <text:p text:style-name="P112">Recept je při výrobě spotřebován.</text:p>
        </text:list-item>
      </text:list>
      <text:p text:style-name="P46">Sérotvorný flakón</text:p>
      <text:p text:style-name="P47">/* <text:span text:style-name="T88">Tohle asi nebude recept, už samotný flakón se kombinuje se vzorkem jedu</text:span> */</text:p>
      <text:list xml:id="list104705773369018" text:continue-list="list1187740425" text:style-name="L8">
        <text:list-header>
          <text:p text:style-name="P105">(V laborce mága, který zde před stovkami let žil)</text:p>
        </text:list-header>
        <text:list-item>
          <text:p text:style-name="P113">Pronesení zaklínací formule promění vzorek libovolného živočišného jedu vložený do tohoto flakónu v sérum proti tomuto jedu.</text:p>
        </text:list-item>
        <text:list-item>
          <text:p text:style-name="P97">Lze použít opakovaně.</text:p>
        </text:list-item>
      </text:list>
      <text:h text:style-name="Heading_20_2" text:outline-level="2"><text:soft-page-break/>NPC<text:span text:style-name="T73">s</text:span> <text:span text:style-name="T70">(mrtvoly)</text:span></text:h>
      <text:p text:style-name="P3">Ad jména – jména mrtvých elfů ve skutečnosti nejsou až tak podstatná, pokud teda nemají vztah k někomu živému. <text:span text:style-name="T80">Ailara by například mohla být milenka (nebo sestra?) šéfa, který sem tuhle výpravu poslal (na druhou stranu co z toho, stejně nemá komu něco zazlívat, když jsou všichni mrtví…</text:span></text:p>
      <text:p text:style-name="P4">Le<text:span text:style-name="T81">a</text:span>ndor – <text:span text:style-name="T82">Elf, který sem výpravu poslal.</text:span></text:p>
      <text:p text:style-name="P68">/* Otázka teda je, jestli by do rozkazů podepsal. <text:span text:style-name="T83">Možná jen „L“</text:span>). */</text:p>
      <text:p text:style-name="P69">Mohl do rozkazu napsat, že se má Tianas postarat, aby se Ailaře nic nestalo – jinak si to vyřídí s ním.</text:p>
      <text:p text:style-name="P67">„<text:span text:style-name="T93">Tianasi, pověřuji tě úkolem, o kterém jsme mluvili při našem minulém setkání. Přikládám vše, co se nám podařilo o cílovém místě zjistit /* TODO: a XY, které vás ochrání před pastmi */.</text:span>“</text:p>
      <text:p text:style-name="P66"><text:span text:style-name="T94">PS: </text:span>„<text:span text:style-name="T93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65">L.</text:p>
      <text:p text:style-name="P1">Tianas – vůdce výpravy</text:p>
      <text:list xml:id="list4280246558" text:style-name="L10">
        <text:list-item>
          <text:p text:style-name="P98">Příkaz prozkoumat věž</text:p>
          <text:list>
            <text:list-item>
              <text:p text:style-name="P98">Zmínka o pastech a o přiložených předmětech, které umožní se jim vyhnout.</text:p>
              <text:list>
                <text:list-item>
                  <text:p text:style-name="P99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14"><text:span text:style-name="T15">Varování, že staří elfové se zmiňovali o ochraně proti jedovatému plynu </text:span><text:span text:style-name="T16">(něco ve stylu plynové masky – asi nějaký kouzelný předmět)</text:span><text:span text:style-name="T15">, ale nepovedlo se ji nikde najít, takže spuštění plynové pasti se důrazně nedoporučuje.</text:span></text:p>
            </text:list-item>
          </text:list>
        </text:list-item>
      </text:list>
      <text:p text:style-name="P35">Jeden z elfů to zapisoval <text:span text:style-name="T72">(TODO: Jméno)</text:span></text:p>
      <text:list xml:id="list2293015514" text:style-name="L11">
        <text:list-item>
          <text:p text:style-name="P100">V zápisech by mohly být hinty (o obřím pavoukovi ve studni, například).</text:p>
        </text:list-item>
      </text:list>
      <text:p text:style-name="P1">Ai<text:span text:style-name="T79">l</text:span>ara – <text:span text:style-name="T26">Léčitelka</text:span></text:p>
      <text:list xml:id="list937025536" text:style-name="L12">
        <text:list-item>
          <text:p text:style-name="P115"><text:span text:style-name="T4">Mohla by mít i nějaký protijed </text:span><text:span text:style-name="T8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16"><text:span text:style-name="T8">P</text:span><text:span text:style-name="T4">rotijed spíš ne, ten postavy budou moci vyrobit.</text:span></text:p>
            </text:list-item>
            <text:list-item>
              <text:p text:style-name="P106">Hojivý rituál</text:p>
            </text:list-item>
            <text:list-item>
              <text:p text:style-name="P107">Léčivý lektvar</text:p>
            </text:list-item>
          </text:list>
        </text:list-item>
      </text:list>
      <text:h text:style-name="Heading_20_2" text:outline-level="2">TODO:</text:h>
      <text:list xml:id="list1353290738" text:style-name="L13">
        <text:list-item>
          <text:p text:style-name="P117">Udělat místnost v hlavní věži v druhém podzemním patře – bude to jeden z hintů, že v prvním by měla být taky.<text:span text:style-name="T133">w</text:span></text:p>
        </text:list-item>
        <text:list-item>
          <text:p text:style-name="P118">Jak řešili světlo? (Magicky ne, takže by tu asi měly být lucerny, nebo aspoň háčky na stěnách a sud s olejem –<text:span text:style-name="T132"> byl určitě ve skladu, takže možná zasypanej stropem nebo rozbitej</text:span>).</text:p>
        </text:list-item>
      </text:list>
      <text:list xml:id="list3050261627" text:style-name="L14">
        <text:list-item>
          <text:p text:style-name="P119">Dílna na opravu soch</text:p>
        </text:list-item>
        <text:list-item>
          <text:p text:style-name="P120"><text:soft-page-break/>U kuchyně (respektive u skladu) by měl být nákladní výtah</text:p>
          <text:list>
            <text:list-item>
              <text:p text:style-name="P121">Půjde tamtudy sešplhat dolů? Asi by mohlo.</text:p>
            </text:list-item>
          </text:list>
        </text:list-item>
        <text:list-item>
          <text:p text:style-name="P122">Zvedací mechanismus nad mříží (asi bude potřeba prohodit směr schodů, aby se v 1. patře dalo nad mříž dostat.</text:p>
        </text:list-item>
      </text:list>
      <text:p text:style-name="P16">Pasti</text:p>
      <text:list xml:id="list647266018" text:style-name="L15">
        <text:list-item>
          <text:p text:style-name="P123">Magické pasti</text:p>
          <text:list>
            <text:list-item>
              <text:p text:style-name="P123">Ohnivé šipky vystřelující ze stěn</text:p>
              <text:list>
                <text:list-item>
                  <text:p text:style-name="P124">Měly by být stejně silné jako Hůlka ohně (ale s vysokým atributem...)</text:p>
                </text:list-item>
              </text:list>
            </text:list-item>
            <text:list-item>
              <text:p text:style-name="P123">Elfská výprava měla předměty, které před pastmi chrání.</text:p>
              <text:list>
                <text:list-item>
                  <text:p text:style-name="P125">V rozkazu veliteli výpravy by to mělo být zmíněno.</text:p>
                </text:list-item>
              </text:list>
            </text:list-item>
          </text:list>
        </text:list-item>
      </text:list>
      <text:p text:style-name="P19"><text:tab/>Co je zapasťované a proč?</text:p>
      <text:list xml:id="list2377014151" text:style-name="L16">
        <text:list-item>
          <text:p text:style-name="P126">Možná nějaký trezor, jestli tu byl (což asi byl).</text:p>
        </text:list-item>
        <text:list-item>
          <text:p text:style-name="P127">Pasti coby součást obrany tvrze</text:p>
          <text:list>
            <text:list-item>
              <text:p text:style-name="P128">Obecně pasti, které za sebou mohli ustupující obránci aktivovat.</text:p>
            </text:list-item>
            <text:list-item>
              <text:p text:style-name="P127">Jednou z nich byla plynová past</text:p>
              <text:list>
                <text:list-item>
                  <text:p text:style-name="P129">Asi by někdo mohlo být něco, co před jedovatým plynem chrání.</text:p>
                </text:list-item>
                <text:list-item>
                  <text:p text:style-name="P129">Ono je to teda asi možná jedno, jestli je ta past vypotřebovaná a deaktivovaná, <text:span text:style-name="T34">ale dávalo by to smysl.</text:span></text:p>
                </text:list-item>
              </text:list>
            </text:list-item>
          </text:list>
        </text:list-item>
      </text:list>
      <text:p text:style-name="P16">Překážky</text:p>
      <text:list xml:id="list2089832560" text:style-name="L17">
        <text:list-header>
          <text:p text:style-name="P131"><text:soft-page-break/>Zatím tam mám: Šplhání na věž <text:span text:style-name="T35">(mělo by vyžadovat zatloukání skob nebo tak něco)</text:span> nebo stavění mostku, sešplhávání do <text:span text:style-name="T36">studny, za vchodem do studny by mohla být mříž.</text:span></text:p>
        </text:list-header>
        <text:list-item>
          <text:p text:style-name="P130"><text:span text:style-name="T64">Do podzemí se musí šplhat (na věž a pak dolů s</text:span><text:span text:style-name="T65">c</text:span><text:span text:style-name="T64">hodištěm, případně sešplhat do studny), </text:span><text:span text:style-name="T66">ale chtělo by to asi ještě nějaké šplhání dole. Mohou tam být například zřícené schody do dolního patra.</text:span></text:p>
          <text:list>
            <text:list-item>
              <text:p text:style-name="P132">Mezi hradem a věží by asi taky mohlo jít postavit můstek.</text:p>
              <text:list>
                <text:list-item>
                  <text:p text:style-name="P133">TODO: Musí být z čeho <text:span text:style-name="T129">(mohly staré stropní trámy přežít?)</text:span></text:p>
                </text:list-item>
              </text:list>
            </text:list-item>
          </text:list>
        </text:list-item>
      </text:list>
      <text:p text:style-name="P58">Zamčené dveře a truhly, klíče k nim</text:p>
      <text:list xml:id="list325768397" text:style-name="L18">
        <text:list-item>
          <text:p text:style-name="P134">Staří elfové tu mohli mít nějaké ubikace a v nich truhly s osobními předměty <text:span text:style-name="T103">(TODO)</text:span>.</text:p>
        </text:list-item>
      </text:list>
      <text:list xml:id="list3431582626" text:style-name="L19">
        <text:list-item>
          <text:p text:style-name="P135"><text:span text:style-name="T102">Noví e</text:span>lfové měli nějaké klíče s sebou (např. k trezoru pána tvrze).</text:p>
        </text:list-item>
      </text:list>
      <text:p text:style-name="P13">Loot <text:span text:style-name="T89">(viz </text:span><text:span text:style-name="T91">Loot</text:span><text:span text:style-name="T89">)</text:span></text:p>
      <text:p text:style-name="P14">Texty na svitcích</text:p>
      <text:list xml:id="list2683020399" text:style-name="L20">
        <text:list-item>
          <text:p text:style-name="P136">Svitky by měly hráčům sdělit, co se tu stalo</text:p>
          <text:list>
            <text:list-item>
              <text:p text:style-name="P137">Deník velitele tvrze</text:p>
            </text:list-item>
            <text:list-item>
              <text:p text:style-name="P137">Rozka<text:span text:style-name="T62">z</text:span> pro vůdce výpravy <text:span text:style-name="T63">(hodilo by se jméno toho, kdo je sem potkal, to pak bude NPCčko v kampani).</text:span></text:p>
              <text:list>
                <text:list-item>
                  <text:p text:style-name="P101">Vůdce výpravy by mohl mít písemný rozkaz (kde bude zmíněno, že k němu dostal návod jak odstranit pasti a otevřít trezor – možná by k tomu mohl bejt i klíč). <text:span text:style-name="T20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14"><text:soft-page-break/>Mapa dungeonu</text:p>
      <text:p text:style-name="P15">Popis <text:span text:style-name="T77">místností</text:span></text:p>
      <text:p text:style-name="P17">Hinty, extra descriptiony</text:p>
      <text:list xml:id="list832196516" text:style-name="L21">
        <text:list-item>
          <text:p text:style-name="P138">Kde je kaple a jak se otevírá.</text:p>
        </text:list-item>
        <text:list-item>
          <text:p text:style-name="P138"><text:span text:style-name="T37">J</text:span>ak se dají deaktivovat pasti.</text:p>
        </text:list-item>
        <text:list-item>
          <text:p text:style-name="P139">Něco o amuletu, díky kterému neútočí sochy.</text:p>
        </text:list-item>
      </text:list>
      <text:h text:style-name="Heading_20_2" text:outline-level="2">Nestvůry</text:h>
      <text:p text:style-name="P18">Zatím mám: Obřího pavouka, přízrak, huňáče, <text:span text:style-name="T44">2</text:span> <text:span text:style-name="T43">poškozené sochy, orka a gobliny. To asi úplně stačí (má to být oneshotový dungeon).</text:span></text:p>
      <text:list xml:id="list2681377444" text:style-name="L22">
        <text:list-item>
          <text:p text:style-name="P140">Pavouci (všude spousta sítí).</text:p>
          <text:list>
            <text:list-item>
              <text:p text:style-name="P141">Velcí asi jako dlaň, jedovatí (ale ne smrtelně). Nejsou agresivní, ale pokud se někdo bude prodírat <text:span text:style-name="T104">skrz jejich pavučiny</text:span>, asi nebudou mít radost.</text:p>
            </text:list-item>
            <text:list-item>
              <text:p text:style-name="P141">Někde by tu mohla být jejich matka – obří pavoučice. <text:span text:style-name="T31">Ta se určitě bránit bude.</text:span></text:p>
            </text:list-item>
          </text:list>
        </text:list-item>
      </text:list>
      <text:list xml:id="list1073052577" text:style-name="L23">
        <text:list-item>
          <text:p text:style-name="P142">Sochy</text:p>
          <text:list>
            <text:list-item>
              <text:p text:style-name="P142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142">Asi nějaký ochranný amulet?</text:p>
                </text:list-item>
              </text:list>
            </text:list-item>
          </text:list>
        </text:list-item>
      </text:list>
      <text:list xml:id="list1164049762" text:style-name="L24">
        <text:list-item>
          <text:p text:style-name="P143">Huňáči</text:p>
          <text:list>
            <text:list-item>
              <text:p text:style-name="P144"><text:soft-page-break/>Zvuky: <text:span text:style-name="T41">Mnohohlasné slabé</text:span> mňoukání.</text:p>
            </text:list-item>
            <text:list-item>
              <text:p text:style-name="P143">Je jich tu celá rodinka. Budou bránit své mladé, možná se je pokusí odnést.</text:p>
            </text:list-item>
            <text:list-item>
              <text:p text:style-name="P145">Když se naježí, hází výboj <text:span text:style-name="T42">(kolo přípravy? Asi jo). Umí to i koťata.</text:span></text:p>
            </text:list-item>
          </text:list>
        </text:list-item>
      </text:list>
      <text:h text:style-name="P75" text:outline-level="2">Události</text:h>
      <text:p text:style-name="P61">V této kapitole si proberem<text:span text:style-name="T98">e</text:span>, co se může dít nezávisle na tom, kterou místnost zrovna postavy prozkoumávají.</text:p>
      <text:h text:style-name="P71" text:outline-level="3">Přízrak</text:h>
      <text:p text:style-name="P62">Po pevnosti se pohybuje přízrak dávného elfího strážce. <text:span text:style-name="T99">Nejčastěji hlídkuje na hradbách (tedy na tom, co z nich zbylo), je ho ale možné potkat prakticky kdekoliv.</text:span></text:p>
      <text:list xml:id="list3725942959" text:style-name="L25">
        <text:list-item>
          <text:p text:style-name="P146">V každé místnosti si hoď 1k10. </text:p>
          <text:list>
            <text:list-item>
              <text:p text:style-name="P146">Když ti padne 10, <text:span text:style-name="T100">přízrak tudy zrovna</text:span> prochází.</text:p>
              <text:list>
                <text:list-item>
                  <text:p text:style-name="P147">To je dost naprd – asi bych měl omezit oblast, kde se pohybuje – nejspíš na hradbách.</text:p>
                  <text:list>
                    <text:list-item>
                      <text:p text:style-name="P147">Hmm, to by znamenalo, že se k němu postavy <text:span text:style-name="T130">moc </text:span>nemají jak dostat. <text:span text:style-name="T130">Možná někde vyšplhat na zbořenou zeď, ale na rozdíl od přízraku ale nemohou levitovat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5997497" text:style-name="L26">
        <text:list-item>
          <text:p text:style-name="P148">Je nehmotný.</text:p>
          <text:list>
            <text:list-item>
              <text:p text:style-name="P148">Může procházet zdmi nebo se třeba někde vynořit ze země.</text:p>
            </text:list-item>
            <text:list-item>
              <text:p text:style-name="P148"><text:soft-page-break/>Zbraně a jiná než duševní kouzla skrz něj pro<text:span text:style-name="T96">jdou</text:span> a nic mu neudělají.</text:p>
              <text:list>
                <text:list-item>
                  <text:p text:style-name="P149">Duševní kouzla v tomto dobrodružství nejsou, takže pokud jste před tím nehráli nějaké jiné, můžeš počítat s tím, že postavy nemají přízrak jak zranit.</text:p>
                </text:list-item>
              </text:list>
            </text:list-item>
          </text:list>
        </text:list-item>
        <text:list-item>
          <text:p text:style-name="P150"><text:span text:style-name="T107">Bránit se proti němu dá pouze Finesou (úhyb) nebo Duší (odolávání)</text:span>. <text:span text:style-name="T109">Bonus za zbraň ani</text:span> <text:span text:style-name="T109">štít se nepočítá.</text:span></text:p>
          <text:list>
            <text:list-item>
              <text:list>
                <text:list-item>
                  <text:p text:style-name="P151"><text:span text:style-name="T110">Pokud jej p</text:span>ostava <text:span text:style-name="T110">nemůže nijak ohrozit (což nejspíš nemůže), tak</text:span> si <text:span text:style-name="T110">proti němu nemůže počítat hod na boj a</text:span> <text:span text:style-name="T110">musí si házet na obranu</text:span> <text:span text:style-name="T108">(Finesou nebo Duší) nehledě na to, jestli na něj útočí nebo ne.</text:span></text:p>
                </text:list-item>
              </text:list>
            </text:list-item>
            <text:list-item>
              <text:p text:style-name="P152">Způsobuje duševní zranění.</text:p>
              <text:list>
                <text:list-item>
                  <text:p text:style-name="P152">Případné vážné zranění se projevuje jako dočasná ztráta paměti.</text:p>
                  <text:list>
                    <text:list-item>
                      <text:p text:style-name="P153"><text:span text:style-name="T105">Přízrakem způsobené vážné z</text:span>ranění se vyléčí po nejbližším vydatném odpočinku. <text:span text:style-name="T106">Tím</text:span> se postavě paměť vrátí.</text:p>
                    </text:list-item>
                  </text:list>
                </text:list-item>
              </text:list>
            </text:list-item>
          </text:list>
        </text:list-item>
      </text:list>
      <text:list xml:id="list1606705662" text:style-name="L27">
        <text:list-item>
          <text:p text:style-name="P154"><text:span text:style-name="T131">Je pomalý</text:span>, dá se mu snadno utéct.</text:p>
        </text:list-item>
        <text:list-item>
          <text:p text:style-name="P155">Útočí pouze na orky a gobliny.</text:p>
          <text:list>
            <text:list-item>
              <text:p text:style-name="P155">Dokáže vycítit jejich přítomnost v pevnosti –<text:span text:style-name="T97"> vyrazí za nimi </text:span>nejkratší možnou cestou (skrz zdi, stropy a podobně) a napadne je.</text:p>
            </text:list-item>
            <text:list-item>
              <text:p text:style-name="P156">Pokud jej postavy napadnou, bude se bránit. Nebude je ale pronásledovat.</text:p>
            </text:list-item>
          </text:list>
        </text:list-item>
        <text:list-item>
          <text:p text:style-name="P157">Jde s ním mluvit (staroeflsky).</text:p>
          <text:list>
            <text:list-item>
              <text:p text:style-name="P157">S postavami bude jednat, jako kdyby to byli návštěvníci pevnosti.</text:p>
            </text:list-item>
            <text:list-item>
              <text:p text:style-name="P157"><text:soft-page-break/>Bude se tvářit, jako že je všechno v pořádku, pevnost stále stojí a on má rozkaz chránit ji před orky a gobliny.</text:p>
            </text:list-item>
          </text:list>
        </text:list-item>
      </text:list>
      <text:h text:style-name="P71" text:outline-level="3">Hlídka goblinů</text:h>
      <text:p text:style-name="P59">Když budou postavy dělat oheň (ať už venku nebo vevnitř), goblini dorazí do hodiny. <text:span text:style-name="T40">V opačném případě až po prvním vydatném odpočinku (hlídka projede kolem a vlci ucítí lidský pach).</text:span></text:p>
      <text:list xml:id="list131292223" text:style-name="L28">
        <text:list-item>
          <text:p text:style-name="P158">Přijedou na vlcích a vede je ork (ten s nima musí běhat, vlk ho neunese). Leda by měl nějakého většího mounta?</text:p>
        </text:list-item>
      </text:list>
      <text:list xml:id="list3536124699" text:style-name="L29">
        <text:list-item>
          <text:p text:style-name="P159">Jakmile padne ork, goblini se dají na útěk.</text:p>
        </text:list-item>
      </text:list>
      <text:h text:style-name="P78" text:outline-level="5"><text:span text:style-name="T116">Střetnutí</text:span> <text:span text:style-name="T115">goblinů</text:span> s přízrakem</text:h>
      <text:p text:style-name="P60"><text:span text:style-name="T101">Jakmile goblini vstoupí do pevnosti, p</text:span>řízrak <text:span text:style-name="T95">efského strážce vycítí jejich</text:span> přítomnost <text:span text:style-name="T101">a napadne je</text:span>, i když zrovna nehlídkoval na hradbách.</text:p>
      <text:list xml:id="list3658618475" text:style-name="L30">
        <text:list-item>
          <text:p text:style-name="P160">Ork a goblini se s ním budou chvíli snažit bojovat, ale brzy (po jednom či dvou kolech) zjistí, že mu nemohou nic udělat a utečou - a to i v případě, že ork ještě není vyřazen.</text:p>
        </text:list-item>
      </text:list>
      <text:list xml:id="list2665930333" text:style-name="L31">
        <text:list-item>
          <text:p text:style-name="P161">Přízrak nemůže běhat, zdraví goblini mu tedy snadno utečou. Pokud bude ale některý z nich vyřazený, nebo vážně zraněný, přízrak ho dožene a dorazí.</text:p>
        </text:list-item>
      </text:list>
      <text:h text:style-name="Heading_20_2" text:outline-level="2">Místnosti</text:h>
      <text:p text:style-name="P38">Pozn:</text:p>
      <text:list xml:id="list2121050482" text:style-name="L32">
        <text:list-item>
          <text:p text:style-name="P162">Huňáče do podzemí – budou tam průrvy, kterými proleze jen kočka (zvuky mňoukání).</text:p>
        </text:list-item>
        <text:list-item>
          <text:p text:style-name="P163"><text:soft-page-break/>Laborku mága taky do podzemí, ale před huňáče, ať hráči už vědí, že chtějí jejich srst.</text:p>
        </text:list-item>
        <text:list-item>
          <text:p text:style-name="P164">Místnost velitele tvrze asi taky do podzemí. Ideálně před ty nejhorší pasti.</text:p>
        </text:list-item>
        <text:list-item>
          <text:p text:style-name="P165">Mříž musí být ve směru od studny až za doupětem obřího pavouka.</text:p>
        </text:list-item>
      </text:list>
      <text:h text:style-name="Heading_20_3" text:outline-level="3">Trosky pevnosti</text:h>
      <text:p text:style-name="P28">TODO: Popis</text:p>
      <text:p text:style-name="P32">Pavučiny (a možná pár „malejch“ pavouků).</text:p>
      <text:h text:style-name="P79" text:outline-level="4">Studna</text:h>
      <text:p text:style-name="P29"><text:span text:style-name="T27">Studna je h</text:span>odně hluboká <text:span text:style-name="T28">(TODO: Kolik – ať je jasné, kolik je potřeba lana)</text:span>, na dně je stále voda.</text:p>
      <text:p text:style-name="P31">Dolů se dá celkem snadno sešplhat (i bez lana).</text:p>
      <text:p text:style-name="P39">Shora není vidět, dokud tam postavy nespustí světlo:</text:p>
      <text:p text:style-name="P30"><text:tab/>Dole kus nad vodní hladinou do studny ústí boční chodba.</text:p>
      <text:list xml:id="list1700437667" text:style-name="L33">
        <text:list-item>
          <text:p text:style-name="P166">Žije tu něco? <text:span text:style-name="T30">Asi by mohlo, ale co…</text:span></text:p>
        </text:list-item>
        <text:list-item>
          <text:p text:style-name="P167">Mohli by tu žít pavouci a mít sítě jak nahoře v ruinách hradu, tak v šachtě studny.</text:p>
          <text:list>
            <text:list-item>
              <text:p text:style-name="P168">Na druhou stranu je tam dost vlhko, to se jim možná nebude líbit…</text:p>
              <text:list>
                <text:list-item>
                  <text:p text:style-name="P169">Pavučiny nemusí být úplně až dolů.</text:p>
                </text:list-item>
              </text:list>
            </text:list-item>
            <text:list-item>
              <text:p text:style-name="P170">Ale zase ruina hradu s pavučinama, to zní malebně.</text:p>
            </text:list-item>
          </text:list>
        </text:list-item>
      </text:list>
      <text:h text:style-name="P80" text:outline-level="4"><text:soft-page-break/>Věž</text:h>
      <text:p text:style-name="P25">Věž stojí na vrcholku skalního sloupu <text:span text:style-name="T56">(TODO: Ilustrace)</text:span>. <text:span text:style-name="T50">Od pevnosti je v ní vidět vchod, který ovšem vede do prázdna – zřejmě se do ní původně chodilo po můstku, který je teď zřícený.</text:span></text:p>
      <text:p text:style-name="P24"><text:span text:style-name="T51">M</text:span>ožnosti, jak se dostat <text:span text:style-name="T57">do věže</text:span>:</text:p>
      <text:list xml:id="list1101958714" text:style-name="L34">
        <text:list-item>
          <text:p text:style-name="P184">Vyšplhat po skále</text:p>
          <text:list>
            <text:list-item>
              <text:p text:style-name="P108">Po pár metrech šplhání je <text:span text:style-name="T48">skála mírně převislá. Je sice rozpraskaná, ale pukliny jsou moc malé na to, aby se za ně dalo udržet.</text:span></text:p>
              <text:list>
                <text:list-item>
                  <text:p text:style-name="P185">Pomůže <text:span text:style-name="T49">například</text:span> zatlučení skob.</text:p>
                </text:list-item>
              </text:list>
            </text:list-item>
          </text:list>
        </text:list-item>
        <text:list-item>
          <text:p text:style-name="P186">Něčím přemostit zřícený můstek</text:p>
        </text:list-item>
        <text:list-item>
          <text:p text:style-name="P187">Přeskočit</text:p>
          <text:list>
            <text:list-item>
              <text:p text:style-name="P187">Je to dost daleko, ale zvládne to každý, kdo nemá vážné zranění <text:span text:style-name="T52">a odloží veškerou zátěž.</text:span></text:p>
              <text:list>
                <text:list-item>
                  <text:p text:style-name="P188"><text:span text:style-name="T21">Poznámka:</text:span> Schválně tu není přesná vzdálenost a <text:span text:style-name="T53">neříkej ji</text:span> ani hráčům. Popiš to nějak takhle:</text:p>
                  <text:p text:style-name="P109">„Asi to všichni zvládnete přeskočit, ale je to fakt docela daleko a není tu moc místa k roz<text:span text:style-name="T55">e</text:span>běhu. <text:span text:style-name="T54">Bude to dost natěsno.</text:span>“</text:p>
                </text:list-item>
                <text:list-item>
                  <text:p text:style-name="P109"><text:span text:style-name="T6">Když </text:span><text:span text:style-name="T7">budou hráči nebezpečí podceňovat</text:span><text:span text:style-name="T5">, můžeš dodat třeba:</text:span></text:p>
                  <text:p text:style-name="P110">„Hele, s batohem na zádech to určitě nedáš.“</text:p>
                  <text:p text:style-name="P110">„Ty chceš skákat s probodnutým břichem? To si můžeš rovnou dole vykopat hrob.“</text:p>
                </text:list-item>
              </text:list>
            </text:list-item>
          </text:list>
        </text:list-item>
      </text:list>
      <text:h text:style-name="P81" text:outline-level="4"><text:soft-page-break/>Vnitřek věže</text:h>
      <text:p text:style-name="P6">Chybí strop, <text:span text:style-name="T47">je vidět obloha.</text:span></text:p>
      <text:p text:style-name="P6">Skrz skálu, na které věž stojí, je vytesané točité schodiště.</text:p>
      <text:p text:style-name="P23">Schodiště z části chybí, takže <text:span text:style-name="T45">dolů</text:span> se musí <text:span text:style-name="T45">se</text:span>šplhat <text:span text:style-name="T45">(a orkové nemohli jednoduše utéct ven).</text:span></text:p>
      <text:p text:style-name="P23">Dole budou mrtvoly orků, kteří se tudy snažili utéct. Zabil je <text:span text:style-name="T46">jedovatý plyn z pasti, kterou elfové v posledním vzdoru aktivovali</text:span>.</text:p>
      <text:list xml:id="list1166307205" text:style-name="L35">
        <text:list-item>
          <text:p text:style-name="P189"><text:span text:style-name="T71">Mají</text:span> ruce na krku a otevřená ústa, jako kdy<text:span text:style-name="T71">by</text:span> lap<text:span text:style-name="T71">li</text:span> po dechu.</text:p>
        </text:list-item>
      </text:list>
      <text:h text:style-name="Heading_20_3" text:outline-level="3">První podzemní patro</text:h>
      <text:h text:style-name="Heading_20_4" text:outline-level="4">Sklad/sklep</text:h>
      <text:p text:style-name="P37">Podzemí sloužilo jako fallback obranné postavení v případě obléhání, tzn. tu musely být zásoby jídla a vody a <text:span text:style-name="T69">asi i nějaká provizorní kuchyně.</text:span></text:p>
      <text:list xml:id="list3702828895" text:style-name="L36">
        <text:list-item>
          <text:p text:style-name="P190">Sklad by měl být poblíž studny, aby se sem dala snadno nanosit voda.</text:p>
        </text:list-item>
        <text:list-item>
          <text:p text:style-name="P191">Ve skladu vody jsou velké sudy postavené víkem nahoru (aby se do nich dala dolévat voda)</text:p>
        </text:list-item>
        <text:list-item>
          <text:p text:style-name="P191">Jsou tu taky dvě vědra s tyčí na nošení ve dvou.</text:p>
        </text:list-item>
      </text:list>
      <text:h text:style-name="Heading_20_4" text:outline-level="4"><text:span text:style-name="T68">Probořený strop, o patro níž z</text:span>ával</text:h>
      <text:p text:style-name="P36">TODO (<text:span text:style-name="T67">dát do do nějaké místnosti</text:span>)</text:p>
      <text:p text:style-name="P33">Někde se provalil strop a zasypalo to vstup do další místnosti.</text:p>
      <text:list xml:id="list3913177745" text:style-name="L37">
        <text:list-item>
          <text:p text:style-name="P192">Zával jde prokopat</text:p>
        </text:list-item>
        <text:list-item>
          <text:p text:style-name="P192"><text:soft-page-break/>Je možné prorazit díru ve zdi vedle.</text:p>
        </text:list-item>
        <text:list-item>
          <text:p text:style-name="P192">Je možné to <text:span text:style-name="T61">celé</text:span> obejít a dostat se do spodního patra studnou.</text:p>
        </text:list-item>
      </text:list>
      <text:p text:style-name="P34">Ze závalu by mohl čouhat mechanismus nějaké veselé pasti (čepele ze zdí nebo tak něco).</text:p>
      <text:h text:style-name="P82" text:outline-level="4">Komnata velitele tvrze</text:h>
      <text:p text:style-name="P26">/* <text:span text:style-name="T118">Možná ji šoupnu do nadzemí, ať tak taky něco je (asi do věže)</text:span> */</text:p>
      <text:p text:style-name="P26"><text:span text:style-name="T58">U stěny je</text:span> mrtvý elf. <text:span text:style-name="T58">Je čelem ke zdi, částečně se o ni opírá a v zádech má několik šípů.</text:span> Ruku má nataženou nahoru, jako kdyby <text:span text:style-name="T59">se</text:span> tam snažil k něčemu dostat.</text:p>
      <text:p text:style-name="P27">Trezor</text:p>
      <text:list xml:id="list1342048585" text:style-name="L38">
        <text:list-item>
          <text:p text:style-name="P194">Nad mrtvým elfem je zavřený skrytý trezor.</text:p>
          <text:list>
            <text:list-item>
              <text:p text:style-name="P195">Proklepání zdi prozradí, že tam je dutý prostor.</text:p>
            </text:list-item>
            <text:list-item>
              <text:p text:style-name="P195">TODO: Jak se trezor otevírá?</text:p>
            </text:list-item>
            <text:list-item>
              <text:p text:style-name="P195">TODO: Past</text:p>
            </text:list-item>
          </text:list>
        </text:list-item>
        <text:list-item>
          <text:p text:style-name="P193"><text:span text:style-name="T7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196"><text:span text:style-name="T10">Možná i něco o tom, že nestíhají odvézt obsah pokladnice </text:span><text:span text:style-name="T11">(nebo mohlo být součástí rozkazu, že mají pokladnici zabezpečit, ale neodvážet její obsah, protože jdou rovnou do bitvy)</text:span><text:span text:style-name="T10">.</text:span></text:p>
        </text:list-item>
      </text:list>
      <text:h text:style-name="P72" text:outline-level="3"><text:soft-page-break/><text:span text:style-name="T60">Druhé</text:span> podzemní patro</text:h>
      <text:h text:style-name="Heading_20_4" text:outline-level="4">Chodba za studnou</text:h>
      <text:p text:style-name="P8">Chodba s<text:span text:style-name="T29">toupá</text:span> nahoru (možná schodištěm), <text:span text:style-name="T29">jinak by hrozilo zatopení.</text:span></text:p>
      <text:list xml:id="list1444847746" text:style-name="L39">
        <text:list-item>
          <text:p text:style-name="P171">Mříž</text:p>
          <text:list>
            <text:list-item>
              <text:p text:style-name="P171">Zámek je zarezlý. I kdybyste měli klíč, nejspíš by vám nepomohl.</text:p>
            </text:list-item>
            <text:list-item>
              <text:p text:style-name="P172">Mříž by spíš asi měla sjíždět shora ze stropu, aby bránila případnému útoku. <text:span text:style-name="T119">Otázka je, odkud se ten mechanismus ovládá – asi by to mělo bejt zevnitř tvrze, aby si útočníci nemohli odemknout…</text:span></text:p>
              <text:list>
                <text:list-item>
                  <text:p text:style-name="P173">Hráči by se ale měli mít možnost přes mříž dostat – otázka je, jak.</text:p>
                </text:list-item>
                <text:list-item>
                  <text:p text:style-name="P174">Možná by mohla být zvednutá (nebo třeba jen částečně, takže se pod ní půjde protáhnout). Zvedli jí elfové, kteří to tu prozkoumávali.</text:p>
                  <text:list>
                    <text:list-item>
                      <text:p text:style-name="P175">Elfové přišli věží. Prolézat pavoukama se jim nechtělo a navíc měli informaci o pastech.</text:p>
                    </text:list-item>
                  </text:list>
                </text:list-item>
                <text:list-item>
                  <text:p text:style-name="P175">Zvenku se mříž zvednout nedá, mechanismus v prvním patře má západku.</text:p>
                </text:list-item>
              </text:list>
            </text:list-item>
          </text:list>
        </text:list-item>
      </text:list>
      <text:p text:style-name="P9">Doupě obří pavoučice</text:p>
      <text:p text:style-name="P10">(Dává smysl tady, protože je to oddělené od zbytku dungeonu. Studnou se sem pavoučice v pohodě dostane).</text:p>
      <text:h text:style-name="Heading_20_4" text:outline-level="4"><text:soft-page-break/>Doupě obřího pavouka</text:h>
      <text:p text:style-name="P7">Průduchy <text:span text:style-name="T32">ve skále – postavy neprolezou, pavouci ano.</text:span></text:p>
      <text:list xml:id="list2740720700" text:style-name="L40">
        <text:list-item>
          <text:p text:style-name="P197">Všude je spousta pavučin.</text:p>
          <text:list>
            <text:list-item>
              <text:p text:style-name="P197">Dají se zapálit, v tom případě ale samozřejmě pavoučice zaútočí (pokud přežije oheň).</text:p>
            </text:list-item>
          </text:list>
        </text:list-item>
      </text:list>
      <text:list xml:id="list3574814369" text:style-name="L41">
        <text:list-item>
          <text:p text:style-name="P176">Vysátá, do pavučin zamotaná mrtvola elfa.</text:p>
          <text:list>
            <text:list-item>
              <text:p text:style-name="P198"><text:span text:style-name="T1">TODO: Nějaký poklad – </text:span><text:span text:style-name="T2">asi svitky</text:span><text:span text:style-name="T1">. </text:span><text:span text:style-name="T2">Tzn. když někdo pavučiny zapálí, svitky shoří. </text:span><text:span text:style-name="T3">Ale šlo by asi nejdřív mrtvolu vytáhnout.</text:span></text:p>
            </text:list-item>
          </text:list>
        </text:list-item>
      </text:list>
      <text:h text:style-name="P83" text:outline-level="4">Kaple</text:h>
      <text:p text:style-name="P2">/* <text:span text:style-name="T117">Asi ji nakonec přesunu do -1. patra</text:span> */</text:p>
      <text:p text:style-name="P2">V kapli <text:span text:style-name="T75">je</text:span> magické světlo <text:span text:style-name="T76">-</text:span> nasvěcuje Beleronovu sochu, <text:span text:style-name="T76">takže</text:span> vypad<text:span text:style-name="T76">á</text:span> obzvláště <text:span text:style-name="T74">vznešeně a</text:span> tajemně.</text:p>
      <text:p text:style-name="P20"><text:span text:style-name="T23">Socha B</text:span><text:span text:style-name="T21">eleron</text:span><text:span text:style-name="T23">a</text:span><text:span text:style-name="T21"> – </text:span><text:span text:style-name="T23">boha</text:span><text:span text:style-name="T21"> cti</text:span><text:span text:style-name="T24">,</text:span><text:span text:style-name="T21"> spravedlnosti a </text:span><text:span text:style-name="T24">věrnosti</text:span><text:span text:style-name="T21">.</text:span></text:p>
      <text:p text:style-name="P21"><text:span text:style-name="T22">Atributy:</text:span><text:span text:style-name="T25"> Poklek s čelem opřeným o jílec meče.</text:span></text:p>
      <text:p text:style-name="P22">Kaple je final rooma, je tu ukrytý power crystal.</text:p>
      <text:list xml:id="list450259063" text:style-name="L42">
        <text:list-item>
          <text:p text:style-name="P177">Asi někde v podstavci Beleronovy sochy.</text:p>
        </text:list-item>
        <text:list-item>
          <text:p text:style-name="P177">Nebo je to možná hlavice jílce jeho meče, ale to by asi bylo nedůstojné (on i ten podstavec, ale to se dá ještě zkousnout).</text:p>
        </text:list-item>
      </text:list>
      <text:p text:style-name="P11">Kaple by měla být tajná a někde by měl být hint, kde je a jak se otevírá. <text:span text:style-name="T38">A taky jak si poradit s přízrakem (jak?)</text:span></text:p>
      <text:p text:style-name="P12">Když do kaple někdo vstoupí, přivolá to přízrak.</text:p>
      <text:list xml:id="list2506633620" text:style-name="L43">
        <text:list-item>
          <text:p text:style-name="P178">Je možné ho ukecat.</text:p>
        </text:list-item>
        <text:list-item>
          <text:p text:style-name="P179"><text:soft-page-break/>Je možné ho zmlátit, ale asi jen pokud mají postavy výbavu z jiných dungeonů.</text:p>
        </text:list-item>
        <text:list-item>
          <text:p text:style-name="P179">Mělo by být možné ho „odeklít“</text:p>
          <text:list>
            <text:list-item>
              <text:p text:style-name="P179">Otázka je, jak a proč vzniknul.</text:p>
            </text:list-item>
            <text:list-item>
              <text:p text:style-name="P180">Posádka dostala rozkaz vyrazit do bitvy. On je co, bývalý velitel pevnosti? <text:span text:style-name="T39">Možná to byl místní šlechtic a nechtěl svou zemi opustit.</text:span></text:p>
            </text:list-item>
            <text:list-item>
              <text:p text:style-name="P181">Nebo byl součástí obrany pevnosti, podobně jako sochy. Tzn. vznikl tady kouzlem a možná dokonce tak, že na něj mágové seslali kouzlo, on pak mohl ještě naběhnout do války a až když tam umřel, tak se z něj stal přízrak vázaný na tuhle pevnost.</text:p>
              <text:list>
                <text:list-item>
                  <text:p text:style-name="P182">Jo, to dává smysl. Útočí na orky a gobliny, že?</text:p>
                </text:list-item>
              </text:list>
            </text:list-item>
          </text:list>
        </text:list-item>
      </text:list>
      <text:list xml:id="list104706582870858" text:continue-list="list1606705662" text:style-name="L27">
        <text:list-item>
          <text:p text:style-name="P183">Novoelfí průzkumníci <text:span text:style-name="T33">o něm mohli vědět a mohli mít s sebou nějaké kouzlo, kterým půjde kletba zrušit. Bude ale asi potřeba dostat se do Beleronovy kaple a přízrak se asi bude brán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3T10:46:53.489000000</dc:date>
    <meta:print-date>2113-01-01T00:00:00</meta:print-date>
    <meta:editing-cycles>10162</meta:editing-cycles>
    <meta:editing-duration>P31DT15H17M59S</meta:editing-duration>
    <meta:generator>LibreOffice/5.3.2.2$Windows_X86_64 LibreOffice_project/6cd4f1ef626f15116896b1d8e1398b56da0d0ee1</meta:generator>
    <meta:document-statistic meta:table-count="0" meta:image-count="0" meta:object-count="0" meta:page-count="20" meta:paragraph-count="278" meta:word-count="3224" meta:character-count="17955" meta:non-whitespace-character-count="15125"/>
  </office:meta>
</office:document-meta>
</file>